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10" style:family="table">
      <style:table-properties style:width="17.542cm" table:align="left"/>
    </style:style>
    <style:style style:name="Таблиця10.A" style:family="table-column">
      <style:table-column-properties style:column-width="3.413cm"/>
    </style:style>
    <style:style style:name="Таблиця10.B" style:family="table-column">
      <style:table-column-properties style:column-width="14.129cm"/>
    </style:style>
    <style:style style:name="Таблиця10.A1" style:family="table-cell">
      <style:table-cell-properties style:vertical-align="middle" fo:padding="0.132cm" fo:border="0.05pt solid #cccccc"/>
    </style:style>
    <style:style style:name="Таблиця11" style:family="table">
      <style:table-properties style:width="17.542cm" table:align="left"/>
    </style:style>
    <style:style style:name="Таблиця11.A" style:family="table-column">
      <style:table-column-properties style:column-width="3.413cm"/>
    </style:style>
    <style:style style:name="Таблиця11.B" style:family="table-column">
      <style:table-column-properties style:column-width="14.129cm"/>
    </style:style>
    <style:style style:name="Таблиця11.A1" style:family="table-cell">
      <style:table-cell-properties style:vertical-align="middle" fo:padding="0.132cm" fo:border="0.05pt solid #cccccc"/>
    </style:style>
    <style:style style:name="Таблиця12" style:family="table">
      <style:table-properties style:width="17.568cm" table:align="left"/>
    </style:style>
    <style:style style:name="Таблиця12.A" style:family="table-column">
      <style:table-column-properties style:column-width="3.413cm"/>
    </style:style>
    <style:style style:name="Таблиця12.B" style:family="table-column">
      <style:table-column-properties style:column-width="14.155cm"/>
    </style:style>
    <style:style style:name="Таблиця12.A1" style:family="table-cell">
      <style:table-cell-properties style:vertical-align="middle" fo:padding="0.132cm" fo:border="0.05pt solid #cccccc"/>
    </style:style>
    <style:style style:name="Таблиця18" style:family="table">
      <style:table-properties style:width="17.568cm" table:align="left"/>
    </style:style>
    <style:style style:name="Таблиця18.A" style:family="table-column">
      <style:table-column-properties style:column-width="3.413cm"/>
    </style:style>
    <style:style style:name="Таблиця18.B" style:family="table-column">
      <style:table-column-properties style:column-width="14.155cm"/>
    </style:style>
    <style:style style:name="Таблиця18.A1" style:family="table-cell">
      <style:table-cell-properties style:vertical-align="middle" fo:padding="0.132cm" fo:border="0.05pt solid #cccccc"/>
    </style:style>
    <style:style style:name="Таблиця19" style:family="table">
      <style:table-properties style:width="17.568cm" table:align="left"/>
    </style:style>
    <style:style style:name="Таблиця19.A" style:family="table-column">
      <style:table-column-properties style:column-width="3.413cm"/>
    </style:style>
    <style:style style:name="Таблиця19.B" style:family="table-column">
      <style:table-column-properties style:column-width="14.155cm"/>
    </style:style>
    <style:style style:name="Таблиця19.A1" style:family="table-cell">
      <style:table-cell-properties style:vertical-align="middle" fo:padding="0.132cm" fo:border="0.05pt solid #cccccc"/>
    </style:style>
    <style:style style:name="Таблиця21" style:family="table">
      <style:table-properties style:width="17.568cm" table:align="left"/>
    </style:style>
    <style:style style:name="Таблиця21.A" style:family="table-column">
      <style:table-column-properties style:column-width="3.413cm"/>
    </style:style>
    <style:style style:name="Таблиця21.B" style:family="table-column">
      <style:table-column-properties style:column-width="14.155cm"/>
    </style:style>
    <style:style style:name="Таблиця21.A1" style:family="table-cell">
      <style:table-cell-properties style:vertical-align="middle" fo:padding="0.132cm" fo:border="0.05pt solid #cccccc"/>
    </style:style>
    <style:style style:name="Таблиця22" style:family="table">
      <style:table-properties style:width="17.568cm" table:align="left"/>
    </style:style>
    <style:style style:name="Таблиця22.A" style:family="table-column">
      <style:table-column-properties style:column-width="3.413cm"/>
    </style:style>
    <style:style style:name="Таблиця22.B" style:family="table-column">
      <style:table-column-properties style:column-width="14.155cm"/>
    </style:style>
    <style:style style:name="Таблиця22.A1" style:family="table-cell">
      <style:table-cell-properties style:vertical-align="middle" fo:padding="0.132cm" fo:border="0.05pt solid #cccccc"/>
    </style:style>
    <style:style style:name="Таблиця31" style:family="table">
      <style:table-properties style:width="17.595cm" fo:margin-left="0cm" table:align="left"/>
    </style:style>
    <style:style style:name="Таблиця31.A" style:family="table-column">
      <style:table-column-properties style:column-width="3.413cm"/>
    </style:style>
    <style:style style:name="Таблиця31.B" style:family="table-column">
      <style:table-column-properties style:column-width="14.182cm"/>
    </style:style>
    <style:style style:name="Таблиця31.A1" style:family="table-cell">
      <style:table-cell-properties style:vertical-align="middle" fo:padding="0.132cm" fo:border="0.05pt solid #cccccc"/>
    </style:style>
    <style:style style:name="Таблиця32" style:family="table">
      <style:table-properties style:width="17.568cm" table:align="left"/>
    </style:style>
    <style:style style:name="Таблиця32.A" style:family="table-column">
      <style:table-column-properties style:column-width="3.413cm"/>
    </style:style>
    <style:style style:name="Таблиця32.B" style:family="table-column">
      <style:table-column-properties style:column-width="14.155cm"/>
    </style:style>
    <style:style style:name="Таблиця32.A1" style:family="table-cell">
      <style:table-cell-properties style:vertical-align="middle" fo:padding="0.132cm" fo:border="0.05pt solid #cccccc"/>
    </style:style>
    <style:style style:name="Таблиця33" style:family="table">
      <style:table-properties style:width="17.568cm" table:align="left"/>
    </style:style>
    <style:style style:name="Таблиця33.A" style:family="table-column">
      <style:table-column-properties style:column-width="3.413cm"/>
    </style:style>
    <style:style style:name="Таблиця33.B" style:family="table-column">
      <style:table-column-properties style:column-width="14.155cm"/>
    </style:style>
    <style:style style:name="Таблиця33.A1" style:family="table-cell">
      <style:table-cell-properties style:vertical-align="middle" fo:padding="0.132cm" fo:border="0.05pt solid #cccccc"/>
    </style:style>
    <style:style style:name="Таблиця34" style:family="table">
      <style:table-properties style:width="17.568cm" table:align="left"/>
    </style:style>
    <style:style style:name="Таблиця34.A" style:family="table-column">
      <style:table-column-properties style:column-width="3.413cm"/>
    </style:style>
    <style:style style:name="Таблиця34.B" style:family="table-column">
      <style:table-column-properties style:column-width="14.155cm"/>
    </style:style>
    <style:style style:name="Таблиця34.A1" style:family="table-cell">
      <style:table-cell-properties style:vertical-align="middle" fo:padding="0.132cm" fo:border="0.05pt solid #cccccc"/>
    </style:style>
    <style:style style:name="Таблиця35" style:family="table">
      <style:table-properties style:width="17.568cm" table:align="left"/>
    </style:style>
    <style:style style:name="Таблиця35.A" style:family="table-column">
      <style:table-column-properties style:column-width="3.413cm"/>
    </style:style>
    <style:style style:name="Таблиця35.B" style:family="table-column">
      <style:table-column-properties style:column-width="14.155cm"/>
    </style:style>
    <style:style style:name="Таблиця35.A1" style:family="table-cell">
      <style:table-cell-properties style:vertical-align="middle" fo:padding="0.132cm" fo:border="0.05pt solid #cccccc"/>
    </style:style>
    <style:style style:name="Таблиця24" style:family="table">
      <style:table-properties style:width="17.595cm" fo:margin-left="0cm" table:align="left"/>
    </style:style>
    <style:style style:name="Таблиця24.A" style:family="table-column">
      <style:table-column-properties style:column-width="1.76cm"/>
    </style:style>
    <style:style style:name="Таблиця24.B" style:family="table-column">
      <style:table-column-properties style:column-width="4.325cm"/>
    </style:style>
    <style:style style:name="Таблиця24.C" style:family="table-column">
      <style:table-column-properties style:column-width="11.509cm"/>
    </style:style>
    <style:style style:name="Таблиця24.A1" style:family="table-cell">
      <style:table-cell-properties fo:padding="0.097cm" fo:border="none"/>
    </style:style>
    <style:style style:name="Таблиця26" style:family="table">
      <style:table-properties style:width="17.59cm" table:align="margins"/>
    </style:style>
    <style:style style:name="Таблиця26.A" style:family="table-column">
      <style:table-column-properties style:column-width="8.795cm" style:rel-column-width="32767*"/>
    </style:style>
    <style:style style:name="Таблиця26.B" style:family="table-column">
      <style:table-column-properties style:column-width="8.795cm" style:rel-column-width="32768*"/>
    </style:style>
    <style:style style:name="Таблиця2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26.B1" style:family="table-cell">
      <style:table-cell-properties fo:padding="0.097cm" fo:border="0.05pt solid #000000"/>
    </style:style>
    <style:style style:name="Таблиця26.A2" style:family="table-cell">
      <style:table-cell-properties fo:padding="0.097cm" fo:border-left="0.05pt solid #000000" fo:border-right="none" fo:border-top="none" fo:border-bottom="0.05pt solid #000000"/>
    </style:style>
    <style:style style:name="Таблиця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" style:family="table">
      <style:table-properties style:width="17.595cm" fo:margin-left="0cm" table:align="left"/>
    </style:style>
    <style:style style:name="Таблиця1.A" style:family="table-column">
      <style:table-column-properties style:column-width="4.842cm"/>
    </style:style>
    <style:style style:name="Таблиця1.B" style:family="table-column">
      <style:table-column-properties style:column-width="12.753cm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Ubuntu" fo:font-size="10pt" fo:font-weight="bold" officeooo:rsid="00400ad7" officeooo:paragraph-rsid="00400ad7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Ubuntu" fo:font-size="10pt" fo:font-weight="bold" officeooo:rsid="0075b42b" officeooo:paragraph-rsid="0075b42b" style:font-name-asian="DejaVu Sans Mono" style:font-size-asian="10pt" style:font-weight-asian="bold" style:font-name-complex="DejaVu Sans Mono" style:font-size-complex="10pt" style:font-weight-complex="bold"/>
    </style:style>
    <style:style style:name="P4" style:family="paragraph" style:parent-style-name="Table_20_Contents">
      <style:text-properties style:font-name="Ubuntu" fo:font-size="10pt" fo:font-weight="normal" officeooo:paragraph-rsid="0075b42b" style:font-name-asian="DejaVu Sans Mono" style:font-size-asian="10pt" style:font-weight-asian="normal" style:font-name-complex="DejaVu Sans Mono" style:font-size-complex="10pt" style:font-weight-complex="normal"/>
    </style:style>
    <style:style style:name="P5" style:family="paragraph" style:parent-style-name="Table_20_Contents">
      <style:text-properties style:font-name="Ubuntu" fo:font-size="10pt" fo:font-weight="normal" officeooo:rsid="0075b42b" officeooo:paragraph-rsid="0075b42b" style:font-name-asian="DejaVu Sans Mono" style:font-size-asian="10pt" style:font-weight-asian="normal" style:font-name-complex="DejaVu Sans Mono" style:font-size-complex="10pt" style:font-weight-complex="normal"/>
    </style:style>
    <style:style style:name="P6" style:family="paragraph" style:parent-style-name="Table_20_Contents">
      <style:text-properties style:font-name="Ubuntu" fo:font-size="10pt" officeooo:paragraph-rsid="0075b42b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text-properties style:font-name="Ubuntu" fo:font-size="10pt" officeooo:rsid="0075b42b" officeooo:paragraph-rsid="0075b42b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text-properties style:font-name="Ubuntu" fo:font-size="11pt" style:font-size-asian="11pt" style:font-size-complex="11pt"/>
    </style:style>
    <style:style style:name="P9" style:family="paragraph" style:parent-style-name="Standard">
      <style:text-properties style:font-name="Ubuntu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Ubuntu" fo:font-size="12pt" fo:font-weight="normal" officeooo:rsid="006d346d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" fo:font-size="10pt" fo:font-weight="normal" officeooo:paragraph-rsid="0029166a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font-weight="normal" officeooo:paragraph-rsid="00400ad7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font-weight="normal" officeooo:rsid="00400ad7" officeooo:paragraph-rsid="00400ad7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font-weight="normal" officeooo:rsid="004d2247" officeooo:paragraph-rsid="004d2247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Ubuntu" fo:font-size="11pt" fo:font-weight="normal" officeooo:rsid="006d346d" officeooo:paragraph-rsid="006d346d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Ubuntu" fo:font-size="11pt" fo:font-weight="normal" officeooo:rsid="006cd206" officeooo:paragraph-rsid="006d346d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Ubuntu" fo:font-size="11pt" fo:font-weight="normal" officeooo:rsid="006a9a69" officeooo:paragraph-rsid="006a9a69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font-name="Ubuntu" fo:font-size="11pt" fo:font-weight="normal" officeooo:rsid="006a9a69" officeooo:paragraph-rsid="006cd206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style:font-name="Ubuntu" fo:font-size="11pt" fo:font-weight="normal" officeooo:paragraph-rsid="008d3dbb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style:font-name="Ubuntu" fo:font-size="11pt" fo:font-weight="normal" officeooo:rsid="008c4fc6" officeooo:paragraph-rsid="008d3dbb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style:font-name="Ubuntu" fo:font-size="11pt" fo:font-weight="bold" officeooo:paragraph-rsid="006a9a69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Ubuntu" fo:font-size="11pt" fo:font-weight="bold" officeooo:rsid="004427bc" officeooo:paragraph-rsid="0047b4d0" style:font-size-asian="9.60000038146973pt" style:font-weight-asian="bold" style:font-size-complex="11pt" style:font-weight-complex="bold"/>
    </style:style>
    <style:style style:name="P23" style:family="paragraph" style:parent-style-name="Standard">
      <style:text-properties style:font-name="Ubuntu" fo:font-size="11pt" fo:font-weight="bold" officeooo:rsid="006a9a69" officeooo:paragraph-rsid="006a9a69" style:font-size-asian="9.60000038146973pt" style:font-weight-asian="bold" style:font-size-complex="11pt" style:font-weight-complex="bold"/>
    </style:style>
    <style:style style:name="P24" style:family="paragraph" style:parent-style-name="Standard">
      <style:text-properties style:font-name="Ubuntu" fo:font-size="13pt" fo:font-weight="bold" officeooo:rsid="006a9a69" officeooo:paragraph-rsid="006a9a69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Ubuntu Light" fo:font-size="26pt" officeooo:paragraph-rsid="0035695b" style:font-size-asian="26pt" style:font-size-complex="26pt"/>
    </style:style>
    <style:style style:name="P26" style:family="paragraph" style:parent-style-name="Standard">
      <style:text-properties style:font-name="Ubuntu Light" fo:font-size="11pt" fo:font-weight="normal" officeooo:rsid="006a0ab8" officeooo:paragraph-rsid="006a0ab8" style:font-size-asian="9.60000038146973pt" style:font-weight-asian="normal" style:font-size-complex="11pt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41c325"/>
    </style:style>
    <style:style style:name="P28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41c325" style:font-size-asian="10pt" style:font-weight-asian="bold" style:font-size-complex="10pt" style:font-weight-complex="bold"/>
    </style:style>
    <style:style style:name="P29" style:family="paragraph" style:parent-style-name="Heading_20_2">
      <style:text-properties style:font-name="Ubuntu" fo:font-size="11pt" style:font-size-asian="11pt" style:font-size-complex="11pt"/>
    </style:style>
    <style:style style:name="P30" style:family="paragraph" style:parent-style-name="Standard">
      <style:paragraph-properties fo:break-before="page"/>
      <style:text-properties style:font-name="Ubuntu Light" fo:font-size="26pt" fo:font-weight="normal" officeooo:rsid="006a0ab8" officeooo:paragraph-rsid="006a0ab8" style:font-size-asian="26pt" style:font-weight-asian="normal" style:font-size-complex="26pt" style:font-weight-complex="normal"/>
    </style:style>
    <style:style style:name="P31" style:family="paragraph" style:parent-style-name="Standard">
      <style:paragraph-properties fo:break-before="page"/>
      <style:text-properties style:font-name="Ubuntu Light" fo:font-size="26pt" officeooo:rsid="004427bc" officeooo:paragraph-rsid="004427bc" style:font-size-asian="26pt" style:font-size-complex="26pt"/>
    </style:style>
    <style:style style:name="P32" style:family="paragraph" style:parent-style-name="Preformatted_20_Text">
      <style:paragraph-properties fo:break-before="page" fo:background-color="transparent">
        <style:background-image/>
      </style:paragraph-properties>
      <style:text-properties fo:color="#000000" style:font-name="Ubuntu Light1" fo:font-size="26pt" fo:font-weight="normal" officeooo:rsid="0075b42b" officeooo:paragraph-rsid="0075b42b" style:font-size-asian="26pt" style:font-weight-asian="normal" style:font-size-complex="26pt" style:font-weight-complex="normal"/>
    </style:style>
    <style:style style:name="P33" style:family="paragraph" style:parent-style-name="Preformatted_20_Text">
      <style:paragraph-properties fo:break-before="page" fo:background-color="transparent">
        <style:background-image/>
      </style:paragraph-properties>
      <style:text-properties fo:color="#000000" style:font-name="Ubuntu" fo:font-size="11pt" fo:font-weight="normal" officeooo:rsid="00e66b79" officeooo:paragraph-rsid="00e66b79" style:font-size-asian="9.60000038146973pt" style:font-weight-asian="normal" style:font-size-complex="11pt" style:font-weight-complex="normal"/>
    </style:style>
    <style:style style:name="P34" style:family="paragraph" style:parent-style-name="Preformatted_20_Text">
      <style:paragraph-properties fo:background-color="transparent">
        <style:background-image/>
      </style:paragraph-properties>
      <style:text-properties fo:color="#406080" style:font-name="Ubuntu Mono" officeooo:rsid="0041c325" officeooo:paragraph-rsid="0041c325"/>
    </style:style>
    <style:style style:name="P35" style:family="paragraph" style:parent-style-name="Preformatted_20_Text">
      <style:paragraph-properties fo:background-color="transparent">
        <style:background-image/>
      </style:paragraph-properties>
      <style:text-properties fo:color="#406080" style:font-name="Ubuntu Mono" officeooo:rsid="0041c325" officeooo:paragraph-rsid="0075b42b"/>
    </style:style>
    <style:style style:name="P36" style:family="paragraph" style:parent-style-name="Preformatted_20_Text">
      <style:paragraph-properties fo:background-color="transparent">
        <style:background-image/>
      </style:paragraph-properties>
      <style:text-properties officeooo:paragraph-rsid="0075b42b"/>
    </style:style>
    <style:style style:name="P37" style:family="paragraph" style:parent-style-name="Preformatted_20_Text">
      <style:paragraph-properties fo:background-color="transparent">
        <style:background-image/>
      </style:paragraph-properties>
      <style:text-properties fo:color="#000000" style:font-name="Ubuntu" fo:font-size="14pt" fo:font-weight="normal" officeooo:rsid="0075b42b" officeooo:paragraph-rsid="0075b42b" style:font-size-asian="14pt" style:font-weight-asian="normal" style:font-size-complex="14pt" style:font-weight-complex="normal"/>
    </style:style>
    <style:style style:name="P38" style:family="paragraph" style:parent-style-name="Preformatted_20_Text">
      <style:paragraph-properties fo:background-color="transparent">
        <style:background-image/>
      </style:paragraph-properties>
      <style:text-properties fo:color="#000000" style:font-name="Ubuntu" fo:font-size="11pt" fo:font-weight="normal" officeooo:rsid="0075b42b" officeooo:paragraph-rsid="0075b42b" style:font-size-asian="9.60000038146973pt" style:font-weight-asian="normal" style:font-size-complex="11pt" style:font-weight-complex="normal"/>
    </style:style>
    <style:style style:name="P39" style:family="paragraph" style:parent-style-name="Preformatted_20_Text">
      <style:paragraph-properties fo:background-color="transparent">
        <style:background-image/>
      </style:paragraph-properties>
      <style:text-properties fo:color="#000000" style:font-name="Ubuntu" fo:font-size="11pt" fo:font-weight="normal" officeooo:rsid="00e66b79" officeooo:paragraph-rsid="00e66b79" style:font-size-asian="9.60000038146973pt" style:font-weight-asian="normal" style:font-size-complex="11pt" style:font-weight-complex="normal"/>
    </style:style>
    <style:style style:name="P40" style:family="paragraph" style:parent-style-name="Preformatted_20_Text">
      <style:paragraph-properties fo:background-color="transparent">
        <style:background-image/>
      </style:paragraph-properties>
      <style:text-properties fo:color="#000000" style:font-name="Ubuntu" fo:font-size="11pt" fo:font-weight="normal" officeooo:rsid="00e66b79" officeooo:paragraph-rsid="00e66b79" style:font-size-asian="11pt" style:font-weight-asian="normal" style:font-size-complex="11pt" style:font-weight-complex="normal"/>
    </style:style>
    <style:style style:name="P41" style:family="paragraph" style:parent-style-name="Preformatted_20_Text">
      <style:paragraph-properties fo:background-color="transparent">
        <style:background-image/>
      </style:paragraph-properties>
      <style:text-properties fo:color="#000000" style:font-name="Ubuntu" fo:font-size="11pt" fo:font-style="normal" fo:font-weight="normal" officeooo:rsid="007784fc" officeooo:paragraph-rsid="0075b42b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Heading_20_1">
      <style:paragraph-properties fo:background-color="transparent">
        <style:background-image/>
      </style:paragraph-properties>
      <style:text-properties fo:color="#000000" style:font-name="Ubuntu" fo:font-size="11pt" fo:font-weight="normal" officeooo:rsid="00e66b79" officeooo:paragraph-rsid="00e66b79" style:font-size-asian="11pt" style:font-weight-asian="normal" style:font-size-complex="11pt" style:font-weight-complex="normal"/>
    </style:style>
    <style:style style:name="P43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Ubuntu" fo:font-size="11pt" fo:font-weight="normal" officeooo:rsid="00e66b79" officeooo:paragraph-rsid="00e66b7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top="0cm" fo:margin-bottom="0.499cm" style:contextual-spacing="false" fo:background-color="transparent">
        <style:background-image/>
      </style:paragraph-properties>
      <style:text-properties officeooo:paragraph-rsid="00400ad7"/>
    </style:style>
    <style:style style:name="P45" style:family="paragraph" style:parent-style-name="Standard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Ubuntu" fo:font-size="12pt" fo:font-weight="bold" officeooo:rsid="00400ad7" officeooo:paragraph-rsid="0047b4d0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Ubuntu" fo:font-size="11pt" fo:font-weight="normal" officeooo:rsid="00400ad7" officeooo:paragraph-rsid="00400ad7" style:font-size-asian="11pt" style:font-weight-asian="normal" style:font-size-complex="11pt" style:font-weight-complex="normal"/>
    </style:style>
    <style:style style:name="P47" style:family="paragraph" style:parent-style-name="Heading_20_2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Ubuntu" fo:font-size="12pt" fo:font-weight="bold" officeooo:rsid="00400ad7" officeooo:paragraph-rsid="00400ad7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margin-top="0cm" fo:margin-bottom="0.499cm" style:contextual-spacing="false" fo:break-before="page" fo:background-color="transparent">
        <style:background-image/>
      </style:paragraph-properties>
      <style:text-properties fo:color="#000000" style:font-name="Ubuntu Light1" fo:font-size="26pt" fo:font-weight="normal" officeooo:rsid="003f19b0" officeooo:paragraph-rsid="0047b4d0" style:font-size-asian="26pt" style:font-weight-asian="normal" style:font-size-complex="26pt" style:font-weight-complex="normal"/>
    </style:style>
    <style:style style:name="P49" style:family="paragraph" style:parent-style-name="Preformatted_20_Text">
      <style:paragraph-properties fo:margin-top="0cm" fo:margin-bottom="0.499cm" style:contextual-spacing="false" fo:break-before="page" fo:background-color="transparent">
        <style:background-image/>
      </style:paragraph-properties>
      <style:text-properties fo:color="#000000" style:font-name="Ubuntu Light1" fo:font-size="26pt" fo:font-weight="normal" officeooo:rsid="00e66b79" officeooo:paragraph-rsid="00e66b79" style:font-size-asian="26pt" style:font-weight-asian="normal" style:font-size-complex="26pt" style:font-weight-complex="normal"/>
    </style:style>
    <style:style style:name="P50" style:family="paragraph" style:parent-style-name="Text_20_body">
      <style:text-properties style:font-name="Ubuntu" fo:font-size="11pt" style:font-size-asian="11pt" style:font-size-complex="11pt"/>
    </style:style>
    <style:style style:name="P51" style:family="paragraph" style:parent-style-name="Text_20_body">
      <style:text-properties style:font-name="Ubuntu" fo:font-size="11pt" officeooo:paragraph-rsid="00400ad7" style:font-size-asian="11pt" style:font-size-complex="11pt"/>
    </style:style>
    <style:style style:name="P52" style:family="paragraph" style:parent-style-name="Text_20_body">
      <style:text-properties style:font-name="Ubuntu" fo:font-size="10pt" officeooo:paragraph-rsid="00400ad7" style:font-size-asian="8.75pt" style:font-size-complex="10pt"/>
    </style:style>
    <style:style style:name="P53" style:family="paragraph" style:parent-style-name="Heading_20_1">
      <style:text-properties style:font-name="Ubuntu" fo:font-size="11pt" style:font-size-asian="11pt" style:font-size-complex="11pt"/>
    </style:style>
    <style:style style:name="P54" style:family="paragraph" style:parent-style-name="Heading_20_3">
      <style:text-properties style:font-name="Ubuntu" fo:font-size="11pt" style:font-size-asian="11pt" style:font-size-complex="11pt"/>
    </style:style>
    <style:style style:name="P55" style:family="paragraph" style:parent-style-name="Heading_20_3">
      <style:paragraph-properties fo:margin-top="0.423cm" fo:margin-bottom="0.212cm" style:contextual-spacing="false" fo:keep-with-next="always"/>
      <style:text-properties style:font-name="Ubuntu" fo:font-size="14pt" officeooo:rsid="00e66b79" style:font-size-asian="14pt" style:font-size-complex="14pt"/>
    </style:style>
    <style:style style:name="P56" style:family="paragraph" style:parent-style-name="Standard" style:list-style-name="L1">
      <style:text-properties style:font-name="Ubuntu" fo:font-size="14pt" officeooo:rsid="006a0ab8" officeooo:paragraph-rsid="006a0ab8" style:font-size-asian="14pt" style:font-size-complex="14pt"/>
    </style:style>
    <style:style style:name="P57" style:family="paragraph" style:parent-style-name="Standard" style:list-style-name="L1">
      <style:text-properties style:font-name="Ubuntu" fo:font-size="14pt" officeooo:rsid="007a15b6" officeooo:paragraph-rsid="007a15b6" style:font-size-asian="14pt" style:font-size-complex="14pt"/>
    </style:style>
    <style:style style:name="P58" style:family="paragraph" style:parent-style-name="Standard" style:list-style-name="L1">
      <style:text-properties style:font-name="Ubuntu" fo:font-size="14pt" officeooo:rsid="003f19b0" officeooo:paragraph-rsid="006a9a69" style:font-size-asian="14pt" style:font-size-complex="14pt"/>
    </style:style>
    <style:style style:name="P59" style:family="paragraph" style:parent-style-name="Standard" style:list-style-name="L1">
      <style:text-properties style:font-name="Ubuntu" fo:font-size="14pt" officeooo:rsid="003f19b0" officeooo:paragraph-rsid="00f1e213" style:font-size-asian="14pt" style:font-size-complex="14pt"/>
    </style:style>
    <style:style style:name="P60" style:family="paragraph" style:parent-style-name="Standard" style:list-style-name="L1">
      <style:text-properties style:font-name="Ubuntu" fo:font-size="14pt" officeooo:rsid="0075b42b" officeooo:paragraph-rsid="0075b42b" style:font-size-asian="14pt" style:font-size-complex="14pt"/>
    </style:style>
    <style:style style:name="P61" style:family="paragraph" style:parent-style-name="Standard" style:list-style-name="L2">
      <style:text-properties style:font-name="Ubuntu" fo:font-size="11pt" fo:font-weight="normal" officeooo:rsid="006d346d" officeooo:paragraph-rsid="006d346d" style:font-size-asian="11pt" style:font-weight-asian="normal" style:font-size-complex="11pt" style:font-weight-complex="normal"/>
    </style:style>
    <style:style style:name="P62" style:family="paragraph" style:parent-style-name="Standard" style:list-style-name="L2">
      <style:text-properties style:font-name="Ubuntu" fo:font-size="11pt" fo:font-weight="normal" officeooo:rsid="006d346d" officeooo:paragraph-rsid="007468e8" style:font-size-asian="11pt" style:font-weight-asian="normal" style:font-size-complex="11pt" style:font-weight-complex="normal"/>
    </style:style>
    <style:style style:name="P63" style:family="paragraph" style:parent-style-name="Standard" style:list-style-name="L2">
      <style:text-properties officeooo:paragraph-rsid="006d346d"/>
    </style:style>
    <style:style style:name="P64" style:family="paragraph" style:parent-style-name="Standard">
      <style:text-properties fo:color="#000020" style:font-name="Ubuntu Mono" officeooo:rsid="0047b4d0"/>
    </style:style>
    <style:style style:name="P65" style:family="paragraph" style:parent-style-name="Text_20_body" style:list-style-name="L3">
      <style:text-properties style:font-name="Ubuntu" fo:font-size="11pt" style:font-size-asian="11pt" style:font-size-complex="11pt"/>
    </style:style>
    <style:style style:name="P66" style:family="paragraph" style:parent-style-name="Text_20_body" style:list-style-name="L4">
      <style:text-properties style:font-name="Ubuntu" fo:font-size="11pt" style:font-size-asian="11pt" style:font-size-complex="11pt"/>
    </style:style>
    <style:style style:name="P67" style:family="paragraph" style:parent-style-name="Text_20_body" style:list-style-name="L5">
      <style:text-properties style:font-name="Ubuntu" fo:font-size="11pt" style:font-size-asian="11pt" style:font-size-complex="11pt"/>
    </style:style>
    <style:style style:name="P68" style:family="paragraph" style:parent-style-name="Text_20_body" style:list-style-name="L6">
      <style:text-properties style:font-name="Ubuntu" fo:font-size="11pt" style:font-size-asian="11pt" style:font-size-complex="11pt"/>
    </style:style>
    <style:style style:name="P69" style:family="paragraph" style:parent-style-name="Text_20_body" style:list-style-name="L7">
      <style:text-properties style:font-name="Ubuntu" fo:font-size="11pt" style:font-size-asian="11pt" style:font-size-complex="11pt"/>
    </style:style>
    <style:style style:name="P70" style:family="paragraph" style:parent-style-name="Text_20_body" style:list-style-name="L8">
      <style:text-properties style:font-name="Ubuntu" fo:font-size="11pt" style:font-size-asian="11pt" style:font-size-complex="11pt"/>
    </style:style>
    <style:style style:name="P71" style:family="paragraph" style:parent-style-name="Text_20_body" style:list-style-name="L9">
      <style:text-properties style:font-name="Ubuntu" fo:font-size="11pt" style:font-size-asian="11pt" style:font-size-complex="11pt"/>
    </style:style>
    <style:style style:name="P72" style:family="paragraph" style:parent-style-name="Text_20_body" style:list-style-name="L3">
      <style:paragraph-properties fo:margin-top="0cm" fo:margin-bottom="0cm" style:contextual-spacing="false"/>
      <style:text-properties style:font-name="Ubuntu" fo:font-size="11pt" style:font-size-asian="11pt" style:font-size-complex="11pt"/>
    </style:style>
    <style:style style:name="P73" style:family="paragraph" style:parent-style-name="Text_20_body" style:list-style-name="L4">
      <style:paragraph-properties fo:margin-top="0cm" fo:margin-bottom="0cm" style:contextual-spacing="false"/>
      <style:text-properties style:font-name="Ubuntu" fo:font-size="11pt" style:font-size-asian="11pt" style:font-size-complex="11pt"/>
    </style:style>
    <style:style style:name="P74" style:family="paragraph" style:parent-style-name="Text_20_body" style:list-style-name="L5">
      <style:paragraph-properties fo:margin-top="0cm" fo:margin-bottom="0cm" style:contextual-spacing="false"/>
      <style:text-properties style:font-name="Ubuntu" fo:font-size="11pt" style:font-size-asian="11pt" style:font-size-complex="11pt"/>
    </style:style>
    <style:style style:name="P75" style:family="paragraph" style:parent-style-name="Text_20_body" style:list-style-name="L6">
      <style:paragraph-properties fo:margin-top="0cm" fo:margin-bottom="0cm" style:contextual-spacing="false"/>
      <style:text-properties style:font-name="Ubuntu" fo:font-size="11pt" style:font-size-asian="11pt" style:font-size-complex="11pt"/>
    </style:style>
    <style:style style:name="P76" style:family="paragraph" style:parent-style-name="Text_20_body" style:list-style-name="L8">
      <style:paragraph-properties fo:margin-top="0cm" fo:margin-bottom="0cm" style:contextual-spacing="false"/>
      <style:text-properties style:font-name="Ubuntu" fo:font-size="11pt" style:font-size-asian="11pt" style:font-size-complex="11pt"/>
    </style:style>
    <style:style style:name="P77" style:family="paragraph" style:parent-style-name="Text_20_body" style:list-style-name="L9">
      <style:paragraph-properties fo:margin-top="0cm" fo:margin-bottom="0cm" style:contextual-spacing="false"/>
      <style:text-properties style:font-name="Ubuntu" fo:font-size="11pt" style:font-size-asian="11pt" style:font-size-complex="11pt"/>
    </style:style>
    <style:style style:name="P78" style:family="paragraph" style:parent-style-name="Text_20_body" style:list-style-name="L4">
      <style:paragraph-properties fo:margin-top="0cm" fo:margin-bottom="0cm" style:contextual-spacing="false"/>
    </style:style>
    <style:style style:name="P79" style:family="paragraph" style:parent-style-name="Table_20_Contents">
      <style:text-properties style:font-name="Ubuntu" fo:font-size="10pt" fo:font-weight="bold" officeooo:rsid="0075b42b" officeooo:paragraph-rsid="00f1e213" style:font-name-asian="DejaVu Sans Mono" style:font-size-asian="10pt" style:font-weight-asian="bold" style:font-name-complex="DejaVu Sans Mono" style:font-size-complex="10pt" style:font-weight-complex="bold"/>
    </style:style>
    <style:style style:name="P80" style:family="paragraph" style:parent-style-name="Table_20_Contents">
      <style:text-properties style:font-name="Ubuntu" fo:font-size="10pt" fo:font-weight="normal" officeooo:rsid="0075b42b" officeooo:paragraph-rsid="00f1e213" style:font-name-asian="DejaVu Sans Mono" style:font-size-asian="10pt" style:font-weight-asian="normal" style:font-name-complex="DejaVu Sans Mono" style:font-size-complex="10pt" style:font-weight-complex="normal"/>
    </style:style>
    <style:style style:name="P81" style:family="paragraph" style:parent-style-name="Table_20_Contents">
      <style:text-properties style:font-name="Ubuntu" fo:font-size="10pt" fo:font-weight="normal" officeooo:paragraph-rsid="00f1e213" style:font-name-asian="DejaVu Sans Mono" style:font-size-asian="10pt" style:font-weight-asian="normal" style:font-name-complex="DejaVu Sans Mono" style:font-size-complex="10pt" style:font-weight-complex="normal"/>
    </style:style>
    <style:style style:name="P82" style:family="paragraph" style:parent-style-name="Table_20_Contents">
      <style:text-properties style:font-name="Ubuntu" fo:font-size="10pt" officeooo:rsid="0075b42b" officeooo:paragraph-rsid="00f1e213" style:font-name-asian="DejaVu Sans Mono" style:font-size-asian="10pt" style:font-name-complex="DejaVu Sans Mono" style:font-size-complex="10pt"/>
    </style:style>
    <style:style style:name="P83" style:family="paragraph" style:parent-style-name="Table_20_Contents">
      <style:text-properties style:font-name="Ubuntu" fo:font-size="10pt" officeooo:paragraph-rsid="00f1e213" style:font-name-asian="DejaVu Sans Mono" style:font-size-asian="10pt" style:font-name-complex="DejaVu Sans Mono" style:font-size-complex="10pt"/>
    </style:style>
    <style:style style:name="P84" style:family="paragraph" style:parent-style-name="Preformatted_20_Text">
      <style:paragraph-properties fo:background-color="transparent">
        <style:background-image/>
      </style:paragraph-properties>
      <style:text-properties fo:color="#000000" style:font-name="Ubuntu" fo:font-size="11pt" fo:font-weight="normal" officeooo:rsid="0075b42b" officeooo:paragraph-rsid="00f1e213" style:font-size-asian="9.60000038146973pt" style:font-weight-asian="normal" style:font-size-complex="11pt" style:font-weight-complex="normal"/>
    </style:style>
    <style:style style:name="P85" style:family="paragraph" style:parent-style-name="Preformatted_20_Text">
      <style:paragraph-properties fo:break-before="page" fo:background-color="transparent">
        <style:background-image/>
      </style:paragraph-properties>
      <style:text-properties fo:color="#406080" style:font-name="Ubuntu Light" fo:font-size="28pt" officeooo:rsid="0041c325" officeooo:paragraph-rsid="0075b42b" style:font-size-asian="28pt" style:font-size-complex="28pt"/>
    </style:style>
    <style:style style:name="P86" style:family="paragraph" style:parent-style-name="Preformatted_20_Text">
      <style:paragraph-properties fo:break-before="page" fo:background-color="transparent">
        <style:background-image/>
      </style:paragraph-properties>
      <style:text-properties fo:color="#406080" style:font-name="Ubuntu Light" fo:font-size="28pt" officeooo:rsid="0041c325" officeooo:paragraph-rsid="00f1e213" style:font-size-asian="28pt" style:font-size-complex="28pt"/>
    </style:style>
    <style:style style:name="T1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Ubuntu" fo:font-size="10pt" fo:font-weight="bold" officeooo:rsid="0041c325" style:font-size-asian="10pt" style:font-weight-asian="bold" style:font-size-complex="10pt" style:font-weight-complex="bold"/>
    </style:style>
    <style:style style:name="T3" style:family="text">
      <style:text-properties style:font-name="Ubuntu" fo:font-size="11pt" fo:font-weight="normal" officeooo:rsid="006a0ab8" style:font-size-asian="11pt" style:font-weight-asian="normal" style:font-size-complex="11pt" style:font-weight-complex="normal"/>
    </style:style>
    <style:style style:name="T4" style:family="text">
      <style:text-properties style:font-name="Ubuntu" fo:font-size="11pt" fo:font-weight="normal" officeooo:rsid="006d346d" style:font-size-asian="11pt" style:font-weight-asian="normal" style:font-size-complex="11pt" style:font-weight-complex="normal"/>
    </style:style>
    <style:style style:name="T5" style:family="text">
      <style:text-properties style:font-name="Ubuntu" fo:font-size="11pt" fo:font-weight="normal" officeooo:rsid="00785462" style:font-size-asian="11pt" style:font-weight-asian="normal" style:font-size-complex="11pt" style:font-weight-complex="normal"/>
    </style:style>
    <style:style style:name="T6" style:family="text">
      <style:text-properties style:font-name="Ubuntu" fo:font-size="11pt" style:font-size-asian="11pt" style:font-size-complex="11pt"/>
    </style:style>
    <style:style style:name="T7" style:family="text">
      <style:text-properties fo:color="#4c4c4c" style:font-name="Ubuntu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4c4c4c" style:font-name="Ubuntu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6a0ab8" style:font-weight-asian="normal" style:font-weight-complex="normal"/>
    </style:style>
    <style:style style:name="T11" style:family="text">
      <style:text-properties officeooo:rsid="00400ad7"/>
    </style:style>
    <style:style style:name="T12" style:family="text">
      <style:text-properties fo:color="#000000" style:font-name="Ubuntu" fo:font-size="11pt" fo:font-weight="normal" officeooo:rsid="00400ad7" style:font-size-asian="11pt" style:font-weight-asian="normal" style:font-size-complex="11pt" style:font-weight-complex="normal"/>
    </style:style>
    <style:style style:name="T13" style:family="text">
      <style:text-properties fo:color="#000000" style:font-name="Ubuntu" fo:font-size="11pt" fo:font-weight="normal" officeooo:rsid="0075b42b" style:font-size-asian="9.60000038146973pt" style:font-weight-asian="normal" style:font-size-complex="11pt" style:font-weight-complex="normal"/>
    </style:style>
    <style:style style:name="T14" style:family="text">
      <style:text-properties fo:color="#000000" style:font-name="Ubuntu" fo:font-size="11pt" fo:font-style="normal" fo:font-weight="normal" officeooo:rsid="0075b42b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style:font-name="Ubuntu" fo:font-size="11pt" fo:font-style="normal" fo:font-weight="normal" officeooo:rsid="007784fc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style:font-name="Ubuntu" fo:font-weight="normal" officeooo:rsid="00400ad7" style:font-weight-asian="normal" style:font-weight-complex="normal"/>
    </style:style>
    <style:style style:name="T17" style:family="text">
      <style:text-properties fo:color="#000000" fo:font-weight="normal" officeooo:rsid="0075b42b" style:font-weight-asian="normal" style:font-weight-complex="normal"/>
    </style:style>
    <style:style style:name="T18" style:family="text">
      <style:text-properties fo:color="#000000" fo:font-weight="normal" officeooo:rsid="00f1e213" style:font-weight-asian="normal" style:font-weight-complex="normal"/>
    </style:style>
    <style:style style:name="T19" style:family="text">
      <style:text-properties officeooo:rsid="006a9a69"/>
    </style:style>
    <style:style style:name="T20" style:family="text">
      <style:text-properties officeooo:rsid="006b0e84"/>
    </style:style>
    <style:style style:name="T21" style:family="text">
      <style:text-properties officeooo:rsid="0070553c"/>
    </style:style>
    <style:style style:name="T22" style:family="text">
      <style:text-properties officeooo:rsid="00785462"/>
    </style:style>
    <style:style style:name="T23" style:family="text">
      <style:text-properties officeooo:rsid="008c4fc6"/>
    </style:style>
    <style:style style:name="T24" style:family="text">
      <style:text-properties officeooo:rsid="008d3dbb"/>
    </style:style>
    <style:style style:name="T25" style:family="text">
      <style:text-properties officeooo:rsid="00f1e2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9">SQLITED </text:span><text:span text:style-name="T10">v1.0 Manual</text:span></text:p>
      <text:p text:style-name="P9"/>
      <text:list xml:id="list13914388611" text:style-name="L1">
        <text:list-item>
          <text:p text:style-name="P56">Intro</text:p>
        </text:list-item>
        <text:list-item>
          <text:p text:style-name="P56">Getting Started</text:p>
        </text:list-item>
        <text:list-item>
          <text:p text:style-name="P57">SQL Functions</text:p>
        </text:list-item>
        <text:list-item>
          <text:p text:style-name="P58"><text:span text:style-name="T19">Config </text:span><text:span text:style-name="T20">Options</text:span></text:p>
        </text:list-item>
        <text:list-item>
          <text:p text:style-name="P59"><text:span text:style-name="T25">Compilation Options</text:span></text:p>
        </text:list-item>
        <text:list-item>
          <text:p text:style-name="P60"><text:bookmark-start text:name="__DdeLink__3587_163492950"/>SQLite Compilation Options<text:bookmark-end text:name="__DdeLink__3587_163492950"/></text:p>
        </text:list-item>
        <text:list-item>
          <text:p text:style-name="P60">Hints</text:p>
        </text:list-item>
      </text:list>
      <text:p text:style-name="P31">Intro</text:p>
      <text:p text:style-name="P10"/>
      <text:p text:style-name="P15">SQLited - это миниатюрный сервер БД со следующими особенностями:</text:p>
      <text:list xml:id="list1690500349" text:style-name="L2">
        <text:list-item>
          <text:p text:style-name="P61">его можно использовать как в виде отдельной программы, так и в виде библиотеки;</text:p>
        </text:list-item>
        <text:list-item>
          <text:p text:style-name="P63"><text:span text:style-name="T4">с </text:span><text:span text:style-name="T3">SQLited </text:span><text:span text:style-name="T4">можно работать как через REST API, так и с помощью клиентских библиотек:</text:span></text:p>
        </text:list-item>
        <text:list-item>
          <text:p text:style-name="P63"><text:span text:style-name="T4">он</text:span><text:span text:style-name="T3"> </text:span><text:span text:style-name="T4">использует SQLite как "движок" БД, при этом расширяя его хранимыми проце</text:span><text:span text:style-name="T5">д</text:span><text:span text:style-name="T4">урами и работой с пользователями, но это не влияет на формат баз данных, которые без проблем откроются любыми другими программами с поддержкой SQLite. </text:span></text:p>
        </text:list-item>
        <text:list-item>
          <text:p text:style-name="P63"><text:span text:style-name="T4">э</text:span><text:span text:style-name="T3">то одновременно HTTP-сервер и сервер баз данных, </text:span><text:span text:style-name="T4">что позволяет делать на его основе переносимые решения в виде связки сервера + клиентской части на </text:span><text:span text:style-name="T5">HTML + </text:span><text:span text:style-name="T4">JS;</text:span></text:p>
        </text:list-item>
        <text:list-item>
          <text:p text:style-name="P61">он умеет работать с JSON и XML;</text:p>
        </text:list-item>
        <text:list-item>
          <text:p text:style-name="P61">он очень маленький и быстрый;</text:p>
        </text:list-item>
        <text:list-item>
          <text:p text:style-name="P62">он не подходит вам, если вам нужна репликация, шардинг, работа с данными в десятки Гб <text:span text:style-name="T22">и другие возможности "больших" СУБД.</text:span></text:p>
        </text:list-item>
      </text:list>
      <text:p text:style-name="P16"/>
      <text:p text:style-name="P30">Getting Started</text:p>
      <text:p text:style-name="P26"/>
      <text:p text:style-name="P24">Server</text:p>
      <text:p text:style-name="P23"/>
      <text:p text:style-name="P19"><text:span text:style-name="T19">SQLited сразу <text:s/>готов к работе и не требует специальной настройки или установки. </text:span><text:span text:style-name="T24">Дефолтные порты — 15555 и 15556 для работы через SSL. </text:span><text:span text:style-name="T23">Для использования SSL необходимо заменить файл key.pem рядом с исполняемым файлом на свой подписанный сертификат, по-умолчанию рядом с сервером создается самоподписанный сертификат, который пригоден для тестирования, но не подходит для настоящей работы. </text:span><text:span text:style-name="T24">Настройки сервера</text:span><text:span text:style-name="T19"> можно </text:span><text:span text:style-name="T23">найти</text:span><text:span text:style-name="T19"> либо в файле sqlited.cfg, либо через web интерфейс по адресу localhost:15555/admin, либо </text:span><text:span text:style-name="T24">можно прочитать и изменить их </text:span><text:span text:style-name="T19">через API. </text:span><text:span text:style-name="T21">Список опций можно посмотреть &lt;здесь&gt;. </text:span></text:p>
      <text:p text:style-name="P20"/>
      <text:p text:style-name="P20"/>
      <text:p text:style-name="P24">Client</text:p>
      <text:p text:style-name="P17"/>
      <text:p text:style-name="P18">SQLited имеет свой бинарный протокол, но при этом прежде всего рассчитан на предоставление REST API для клиентов. </text:p>
      <text:p text:style-name="P21"/>
      <text:p text:style-name="P64"/>
      <text:p text:style-name="P49">SQL Functions</text:p>
      <text:h text:style-name="P55" text:outline-level="3">Character / String Functions</text:h>
      <text:h text:style-name="P54" text:outline-level="3"><text:bookmark text:name="Implemented_in_SP+"/>Implemented in SP+</text:h>
      <table:table table:name="Таблиця10" table:style-name="Таблиця10">
        <table:table-column table:style-name="Таблиця10.A"/>
        <table:table-column table:style-name="Таблиця10.B"/>
        <table:table-row>
          <table:table-cell table:style-name="Таблиця10.A1" office:value-type="string">
            <text:p text:style-name="P8">ascii </text:p>
          </table:table-cell>
          <table:table-cell table:style-name="Таблиця10.A1" office:value-type="string">
            <text:p text:style-name="P8">Returns the NUMBER code that represents the specified character. </text:p>
          </table:table-cell>
        </table:table-row>
        <table:table-row>
          <table:table-cell table:style-name="Таблиця10.A1" office:value-type="string">
            <text:p text:style-name="P8">asciistr </text:p>
          </table:table-cell>
          <table:table-cell table:style-name="Таблиця10.A1" office:value-type="string">
            <text:p text:style-name="P8">Converts a string in any character set to an ASCII string using the database character set. </text:p>
          </table:table-cell>
        </table:table-row>
        <table:table-row>
          <table:table-cell table:style-name="Таблиця10.A1" office:value-type="string">
            <text:p text:style-name="P8">chr </text:p>
          </table:table-cell>
          <table:table-cell table:style-name="Таблиця10.A1" office:value-type="string">
            <text:p text:style-name="P8">Returns the character based on the NUMBER code. </text:p>
          </table:table-cell>
        </table:table-row>
        <table:table-row>
          <table:table-cell table:style-name="Таблиця10.A1" office:value-type="string">
            <text:p text:style-name="P8">concat </text:p>
          </table:table-cell>
          <table:table-cell table:style-name="Таблиця10.A1" office:value-type="string">
            <text:p text:style-name="P8">The concat function allows you to concatenate two strings together. </text:p>
          </table:table-cell>
        </table:table-row>
        <table:table-row>
          <table:table-cell table:style-name="Таблиця10.A1" office:value-type="string">
            <text:p text:style-name="P8">initcap </text:p>
          </table:table-cell>
          <table:table-cell table:style-name="Таблиця10.A1" office:value-type="string">
            <text:p text:style-name="P8">Sets the first character in each word to uppercase and the rest to lowercase. </text:p>
          </table:table-cell>
        </table:table-row>
        <table:table-row>
          <table:table-cell table:style-name="Таблиця10.A1" office:value-type="string">
            <text:p text:style-name="P8">instr </text:p>
          </table:table-cell>
          <table:table-cell table:style-name="Таблиця10.A1" office:value-type="string">
            <text:p text:style-name="P8">Returns the location of a substring in a string. </text:p>
          </table:table-cell>
        </table:table-row>
        <table:table-row>
          <table:table-cell table:style-name="Таблиця10.A1" office:value-type="string">
            <text:p text:style-name="P8">lpad </text:p>
          </table:table-cell>
          <table:table-cell table:style-name="Таблиця10.A1" office:value-type="string">
            <text:p text:style-name="P8">Pads the left-side of a string with a specific set of characters. </text:p>
          </table:table-cell>
        </table:table-row>
        <table:table-row>
          <table:table-cell table:style-name="Таблиця10.A1" office:value-type="string">
            <text:p text:style-name="P8">rpad </text:p>
          </table:table-cell>
          <table:table-cell table:style-name="Таблиця10.A1" office:value-type="string">
            <text:p text:style-name="P8">Pads the right-side of a string with a specific set of characters. </text:p>
          </table:table-cell>
        </table:table-row>
        <table:table-row>
          <table:table-cell table:style-name="Таблиця10.A1" office:value-type="string">
            <text:p text:style-name="P8">translate </text:p>
          </table:table-cell>
          <table:table-cell table:style-name="Таблиця10.A1" office:value-type="string">
            <text:p text:style-name="P8">Replaces a sequence of characters in a string with another set of characters. </text:p>
          </table:table-cell>
        </table:table-row>
        <table:table-row>
          <table:table-cell table:style-name="Таблиця10.A1" office:value-type="string">
            <text:p text:style-name="P8">vsize </text:p>
          </table:table-cell>
          <table:table-cell table:style-name="Таблиця10.A1" office:value-type="string">
            <text:p text:style-name="P8">Returns the number of bytes in the internal representation of an expression. </text:p>
          </table:table-cell>
        </table:table-row>
      </table:table>
      <text:h text:style-name="P54" text:outline-level="3"><text:bookmark text:name="Implemented_in_SQLite"/>Implemented in SQLite</text:h>
      <table:table table:name="Таблиця11" table:style-name="Таблиця11">
        <table:table-column table:style-name="Таблиця11.A"/>
        <table:table-column table:style-name="Таблиця11.B"/>
        <table:table-row>
          <table:table-cell table:style-name="Таблиця11.A1" office:value-type="string">
            <text:p text:style-name="P8">length </text:p>
          </table:table-cell>
          <table:table-cell table:style-name="Таблиця11.A1" office:value-type="string">
            <text:p text:style-name="P8">Returns the length of the specified string. </text:p>
          </table:table-cell>
        </table:table-row>
        <table:table-row>
          <table:table-cell table:style-name="Таблиця11.A1" office:value-type="string">
            <text:p text:style-name="P8">lower </text:p>
          </table:table-cell>
          <table:table-cell table:style-name="Таблиця11.A1" office:value-type="string">
            <text:p text:style-name="P8">Converts all letters in the specified string to lowercase. </text:p>
          </table:table-cell>
        </table:table-row>
        <table:table-row>
          <table:table-cell table:style-name="Таблиця11.A1" office:value-type="string">
            <text:p text:style-name="P8">ltrim </text:p>
          </table:table-cell>
          <table:table-cell table:style-name="Таблиця11.A1" office:value-type="string">
            <text:p text:style-name="P8">Removes all specified characters from the left-hand side of a string. </text:p>
          </table:table-cell>
        </table:table-row>
        <table:table-row>
          <table:table-cell table:style-name="Таблиця11.A1" office:value-type="string">
            <text:p text:style-name="P8">replace </text:p>
          </table:table-cell>
          <table:table-cell table:style-name="Таблиця11.A1" office:value-type="string">
            <text:p text:style-name="P8">Replaces a sequence of characters in a string with another set of characters. </text:p>
          </table:table-cell>
        </table:table-row>
        <table:table-row>
          <table:table-cell table:style-name="Таблиця11.A1" office:value-type="string">
            <text:p text:style-name="P8">rtrim </text:p>
          </table:table-cell>
          <table:table-cell table:style-name="Таблиця11.A1" office:value-type="string">
            <text:p text:style-name="P8">Removes all specified characters from the right-hand side of a string. </text:p>
          </table:table-cell>
        </table:table-row>
        <table:table-row>
          <table:table-cell table:style-name="Таблиця11.A1" office:value-type="string">
            <text:p text:style-name="P8">soundex </text:p>
          </table:table-cell>
          <table:table-cell table:style-name="Таблиця11.A1" office:value-type="string">
            <text:p text:style-name="P8">Returns a phonetic representation (the way it sounds) of a string. </text:p>
          </table:table-cell>
        </table:table-row>
        <table:table-row>
          <table:table-cell table:style-name="Таблиця11.A1" office:value-type="string">
            <text:p text:style-name="P8">substr </text:p>
          </table:table-cell>
          <table:table-cell table:style-name="Таблиця11.A1" office:value-type="string">
            <text:p text:style-name="P8">The substr functions allows you to extract a substring from a string. </text:p>
          </table:table-cell>
        </table:table-row>
        <table:table-row>
          <table:table-cell table:style-name="Таблиця11.A1" office:value-type="string">
            <text:p text:style-name="P8">trim </text:p>
          </table:table-cell>
          <table:table-cell table:style-name="Таблиця11.A1" office:value-type="string">
            <text:p text:style-name="P8">Removes all specified characters either from the beginning or the ending of a string. </text:p>
          </table:table-cell>
        </table:table-row>
        <table:table-row>
          <table:table-cell table:style-name="Таблиця11.A1" office:value-type="string">
            <text:p text:style-name="P8">upper </text:p>
          </table:table-cell>
          <table:table-cell table:style-name="Таблиця11.A1" office:value-type="string">
            <text:p text:style-name="P8">Converts all letters in the specified string to uppercase. </text:p>
          </table:table-cell>
        </table:table-row>
      </table:table>
      <text:h text:style-name="P54" text:outline-level="3"><text:bookmark text:name="Missing"/>Missing</text:h>
      <table:table table:name="Таблиця12" table:style-name="Таблиця12">
        <table:table-column table:style-name="Таблиця12.A"/>
        <table:table-column table:style-name="Таблиця12.B"/>
        <table:table-row>
          <table:table-cell table:style-name="Таблиця12.A1" office:value-type="string">
            <text:p text:style-name="P8">compose </text:p>
          </table:table-cell>
          <table:table-cell table:style-name="Таблиця12.A1" office:value-type="string">
            <text:p text:style-name="P8">The compose function returns a Unicode string. </text:p>
          </table:table-cell>
        </table:table-row>
        <table:table-row>
          <table:table-cell table:style-name="Таблиця12.A1" office:value-type="string">
            <text:p text:style-name="P8">convert </text:p>
          </table:table-cell>
          <table:table-cell table:style-name="Таблиця12.A1" office:value-type="string">
            <text:p text:style-name="P8">Converts a string from one character set to another. </text:p>
          </table:table-cell>
        </table:table-row>
        <table:table-row>
          <table:table-cell table:style-name="Таблиця12.A1" office:value-type="string">
            <text:p text:style-name="P8">decompose </text:p>
          </table:table-cell>
          <table:table-cell table:style-name="Таблиця12.A1" office:value-type="string">
            <text:p text:style-name="P8">The decompose function accepts a string and returns a Unicode string. </text:p>
          </table:table-cell>
        </table:table-row>
        <table:table-row>
          <table:table-cell table:style-name="Таблиця12.A1" office:value-type="string">
            <text:p text:style-name="P8">dump </text:p>
          </table:table-cell>
          <table:table-cell table:style-name="Таблиця12.A1" office:value-type="string">
            <text:p text:style-name="P8">Returns a varchar2 value that includes the datatype code, the length in bytes, and the internal representation of the expression. </text:p>
          </table:table-cell>
        </table:table-row>
      </table:table>
      <text:h text:style-name="P29" text:outline-level="2"><text:bookmark text:name="Conversion_Functions"/><text:soft-page-break/>Conversion Functions</text:h>
      <text:h text:style-name="P54" text:outline-level="3"><text:bookmark text:name="Implemented_in_SP+1"/>Implemented in SP+</text:h>
      <table:table table:name="Таблиця18" table:style-name="Таблиця18">
        <table:table-column table:style-name="Таблиця18.A"/>
        <table:table-column table:style-name="Таблиця18.B"/>
        <table:table-row>
          <table:table-cell table:style-name="Таблиця18.A1" office:value-type="string">
            <text:p text:style-name="P8">bin_to_num </text:p>
          </table:table-cell>
          <table:table-cell table:style-name="Таблиця18.A1" office:value-type="string">
            <text:p text:style-name="P8">Converts a bit vector to a number. </text:p>
          </table:table-cell>
        </table:table-row>
        <table:table-row>
          <table:table-cell table:style-name="Таблиця18.A1" office:value-type="string">
            <text:p text:style-name="P8">hextoraw </text:p>
          </table:table-cell>
          <table:table-cell table:style-name="Таблиця18.A1" office:value-type="string">
            <text:p text:style-name="P8">Converts a hexadecimal value into a raw value. </text:p>
          </table:table-cell>
        </table:table-row>
        <table:table-row>
          <table:table-cell table:style-name="Таблиця18.A1" office:value-type="string">
            <text:p text:style-name="P8">numtodsinterval </text:p>
          </table:table-cell>
          <table:table-cell table:style-name="Таблиця18.A1" office:value-type="string">
            <text:p text:style-name="P8">Converts a number to an INTERVAL DAY TO SECOND literal. </text:p>
          </table:table-cell>
        </table:table-row>
        <table:table-row>
          <table:table-cell table:style-name="Таблиця18.A1" office:value-type="string">
            <text:p text:style-name="P8">numtoyminterval </text:p>
          </table:table-cell>
          <table:table-cell table:style-name="Таблиця18.A1" office:value-type="string">
            <text:p text:style-name="P8">Converts a number to an INTERVAL YEAR TO MONTH literal. </text:p>
          </table:table-cell>
        </table:table-row>
        <table:table-row>
          <table:table-cell table:style-name="Таблиця18.A1" office:value-type="string">
            <text:p text:style-name="P8">rawtohex </text:p>
          </table:table-cell>
          <table:table-cell table:style-name="Таблиця18.A1" office:value-type="string">
            <text:p text:style-name="P8">Converts a raw value into a hexadecimal value. </text:p>
          </table:table-cell>
        </table:table-row>
      </table:table>
      <text:h text:style-name="P54" text:outline-level="3"><text:bookmark text:name="Implemented_in_SQLite1"/>Implemented in SQLite</text:h>
      <table:table table:name="Таблиця19" table:style-name="Таблиця19">
        <table:table-column table:style-name="Таблиця19.A"/>
        <table:table-column table:style-name="Таблиця19.B"/>
        <table:table-row>
          <table:table-cell table:style-name="Таблиця19.A1" office:value-type="string">
            <text:p text:style-name="P8">cast </text:p>
          </table:table-cell>
          <table:table-cell table:style-name="Таблиця19.A1" office:value-type="string">
            <text:p text:style-name="P8">Converts one datatype to another. </text:p>
          </table:table-cell>
        </table:table-row>
      </table:table>
      <text:h text:style-name="P54" text:outline-level="3"><text:bookmark text:name="Missing1"/>Missing</text:h>
      <table:table table:name="Таблиця21" table:style-name="Таблиця21">
        <table:table-column table:style-name="Таблиця21.A"/>
        <table:table-column table:style-name="Таблиця21.B"/>
        <table:table-row>
          <table:table-cell table:style-name="Таблиця21.A1" office:value-type="string">
            <text:p text:style-name="P8">chartorowid </text:p>
          </table:table-cell>
          <table:table-cell table:style-name="Таблиця21.A1" office:value-type="string">
            <text:p text:style-name="P8">Converts a char, varchar2, nchar, or nvarchar2 to a rowid. </text:p>
          </table:table-cell>
        </table:table-row>
        <table:table-row>
          <table:table-cell table:style-name="Таблиця21.A1" office:value-type="string">
            <text:p text:style-name="P8">from_tz </text:p>
          </table:table-cell>
          <table:table-cell table:style-name="Таблиця21.A1" office:value-type="string">
            <text:p text:style-name="P8">Converts a TIMESTAMP value (given a TIME ZONE) to a TIMESTAMP WITH TIME ZONE value. </text:p>
          </table:table-cell>
        </table:table-row>
        <table:table-row>
          <table:table-cell table:style-name="Таблиця21.A1" office:value-type="string">
            <text:p text:style-name="P8">to_char </text:p>
          </table:table-cell>
          <table:table-cell table:style-name="Таблиця21.A1" office:value-type="string">
            <text:p text:style-name="P8">Converts a number or date to a string. </text:p>
          </table:table-cell>
        </table:table-row>
        <table:table-row>
          <table:table-cell table:style-name="Таблиця21.A1" office:value-type="string">
            <text:p text:style-name="P8">to_number </text:p>
          </table:table-cell>
          <table:table-cell table:style-name="Таблиця21.A1" office:value-type="string">
            <text:p text:style-name="P8">Converts a string to a number. </text:p>
          </table:table-cell>
        </table:table-row>
        <table:table-row>
          <table:table-cell table:style-name="Таблиця21.A1" office:value-type="string">
            <text:p text:style-name="Table_20_Contents"><text:span text:style-name="T6">to</text:span><text:span text:style-name="Teletype"><text:span text:style-name="T6">_*</text:span></text:span><text:span text:style-name="T6"> </text:span></text:p>
          </table:table-cell>
          <table:table-cell table:style-name="Таблиця21.A1" office:value-type="string">
            <text:p text:style-name="P8">Incompatible with SQLite. </text:p>
          </table:table-cell>
        </table:table-row>
      </table:table>
      <text:h text:style-name="P29" text:outline-level="2"><text:bookmark text:name="Advanced_Functions"/>Advanced Functions</text:h>
      <text:h text:style-name="P54" text:outline-level="3"><text:bookmark text:name="Implemented_in_SP+2"/>Implemented in SP+</text:h>
      <table:table table:name="Таблиця22" table:style-name="Таблиця22">
        <table:table-column table:style-name="Таблиця22.A"/>
        <table:table-column table:style-name="Таблиця22.B"/>
        <table:table-row>
          <table:table-cell table:style-name="Таблиця22.A1" office:value-type="string">
            <text:p text:style-name="P8">decode </text:p>
          </table:table-cell>
          <table:table-cell table:style-name="Таблиця22.A1" office:value-type="string">
            <text:p text:style-name="P8">The decode function has the functionality of an IF-THEN-ELSE statement. </text:p>
          </table:table-cell>
        </table:table-row>
        <table:table-row>
          <table:table-cell table:style-name="Таблиця22.A1" office:value-type="string">
            <text:p text:style-name="P8">lnnvl </text:p>
          </table:table-cell>
          <table:table-cell table:style-name="Таблиця22.A1" office:value-type="string">
            <text:p text:style-name="P8">The LNNVL function is used to evaluate a condition when one of the operands may contain a NULL value. </text:p>
          </table:table-cell>
        </table:table-row>
        <table:table-row>
          <table:table-cell table:style-name="Таблиця22.A1" office:value-type="string">
            <text:p text:style-name="P8">nanvl </text:p>
          </table:table-cell>
          <table:table-cell table:style-name="Таблиця22.A1" office:value-type="string">
            <text:p text:style-name="P8">The NANVL function lets you substitute a value when a Nan value is encountered. </text:p>
          </table:table-cell>
        </table:table-row>
        <table:table-row>
          <table:table-cell table:style-name="Таблиця22.A1" office:value-type="string">
            <text:p text:style-name="P8">nvl </text:p>
          </table:table-cell>
          <table:table-cell table:style-name="Таблиця22.A1" office:value-type="string">
            <text:p text:style-name="P8">The NVL function lets you substitute a value when a null value is encountered. </text:p>
          </table:table-cell>
        </table:table-row>
        <table:table-row>
          <table:table-cell table:style-name="Таблиця22.A1" office:value-type="string">
            <text:p text:style-name="P8">nvl2 </text:p>
          </table:table-cell>
          <table:table-cell table:style-name="Таблиця22.A1" office:value-type="string">
            <text:p text:style-name="P8">It lets you substitutes a value when a null value is encountered as well as when a non-null value is encountered. </text:p>
          </table:table-cell>
        </table:table-row>
      </table:table>
      <text:h text:style-name="P54" text:outline-level="3"><text:bookmark text:name="Implemented_in_SQLite2"/>Implemented in SQLite</text:h>
      <table:table table:name="Таблиця31" table:style-name="Таблиця31">
        <table:table-column table:style-name="Таблиця31.A"/>
        <table:table-column table:style-name="Таблиця31.B"/>
        <table:table-row>
          <table:table-cell table:style-name="Таблиця31.A1" office:value-type="string">
            <text:p text:style-name="P8">case </text:p>
          </table:table-cell>
          <table:table-cell table:style-name="Таблиця31.A1" office:value-type="string">
            <text:p text:style-name="P8">Case statement within an SQL statement. </text:p>
          </table:table-cell>
        </table:table-row>
        <table:table-row>
          <table:table-cell table:style-name="Таблиця31.A1" office:value-type="string">
            <text:p text:style-name="P8">coalesce </text:p>
          </table:table-cell>
          <table:table-cell table:style-name="Таблиця31.A1" office:value-type="string">
            <text:p text:style-name="P8">Returns the first non-null expression in the list. </text:p>
          </table:table-cell>
        </table:table-row>
        <table:table-row>
          <table:table-cell table:style-name="Таблиця31.A1" office:value-type="string">
            <text:p text:style-name="P8">nullif </text:p>
          </table:table-cell>
          <table:table-cell table:style-name="Таблиця31.A1" office:value-type="string">
            <text:p text:style-name="P8">If expr1 and expr2 are equal, the NULLIF function returns NULL. Otherwise, it returns expr1. </text:p>
          </table:table-cell>
        </table:table-row>
      </table:table>
      <text:h text:style-name="P54" text:outline-level="3"><text:bookmark text:name="Missing2"/><text:soft-page-break/>Missing</text:h>
      <table:table table:name="Таблиця32" table:style-name="Таблиця32">
        <table:table-column table:style-name="Таблиця32.A"/>
        <table:table-column table:style-name="Таблиця32.B"/>
        <table:table-row>
          <table:table-cell table:style-name="Таблиця32.A1" office:value-type="string">
            <text:p text:style-name="P8">bfilename </text:p>
          </table:table-cell>
          <table:table-cell table:style-name="Таблиця32.A1" office:value-type="string">
            <text:p text:style-name="P8">Incompatible with SQLite. </text:p>
          </table:table-cell>
        </table:table-row>
        <table:table-row>
          <table:table-cell table:style-name="Таблиця32.A1" office:value-type="string">
            <text:p text:style-name="P8">cardinality </text:p>
          </table:table-cell>
          <table:table-cell table:style-name="Таблиця32.A1" office:value-type="string">
            <text:p text:style-name="P8">Returns the number of elements in a nested table. </text:p>
          </table:table-cell>
        </table:table-row>
        <table:table-row>
          <table:table-cell table:style-name="Таблиця32.A1" office:value-type="string">
            <text:p text:style-name="P8">group_id </text:p>
          </table:table-cell>
          <table:table-cell table:style-name="Таблиця32.A1" office:value-type="string">
            <text:p text:style-name="P8">Assigns a number to each group resulting from a GROUP BY clause. </text:p>
          </table:table-cell>
        </table:table-row>
        <table:table-row>
          <table:table-cell table:style-name="Таблиця32.A1" office:value-type="string">
            <text:p text:style-name="P8">lag </text:p>
          </table:table-cell>
          <table:table-cell table:style-name="Таблиця32.A1" office:value-type="string">
            <text:p text:style-name="P8">Returns values from a previous row in the table. </text:p>
          </table:table-cell>
        </table:table-row>
        <table:table-row>
          <table:table-cell table:style-name="Таблиця32.A1" office:value-type="string">
            <text:p text:style-name="P8">lead </text:p>
          </table:table-cell>
          <table:table-cell table:style-name="Таблиця32.A1" office:value-type="string">
            <text:p text:style-name="P8">Returns values from the next row in the table. </text:p>
          </table:table-cell>
        </table:table-row>
        <table:table-row>
          <table:table-cell table:style-name="Таблиця32.A1" office:value-type="string">
            <text:p text:style-name="P8">sys_context </text:p>
          </table:table-cell>
          <table:table-cell table:style-name="Таблиця32.A1" office:value-type="string">
            <text:p text:style-name="P8">Incompatible with SQLite. </text:p>
          </table:table-cell>
        </table:table-row>
        <table:table-row>
          <table:table-cell table:style-name="Таблиця32.A1" office:value-type="string">
            <text:p text:style-name="P8">uid </text:p>
          </table:table-cell>
          <table:table-cell table:style-name="Таблиця32.A1" office:value-type="string">
            <text:p text:style-name="P8">Incompatible with SQLite. </text:p>
          </table:table-cell>
        </table:table-row>
        <table:table-row>
          <table:table-cell table:style-name="Таблиця32.A1" office:value-type="string">
            <text:p text:style-name="P8">user </text:p>
          </table:table-cell>
          <table:table-cell table:style-name="Таблиця32.A1" office:value-type="string">
            <text:p text:style-name="P8">Incompatible with SQLite. </text:p>
          </table:table-cell>
        </table:table-row>
        <table:table-row>
          <table:table-cell table:style-name="Таблиця32.A1" office:value-type="string">
            <text:p text:style-name="P8">userenv </text:p>
          </table:table-cell>
          <table:table-cell table:style-name="Таблиця32.A1" office:value-type="string">
            <text:p text:style-name="P8">Incompatible with SQLite. </text:p>
          </table:table-cell>
        </table:table-row>
      </table:table>
      <text:h text:style-name="P29" text:outline-level="2"><text:bookmark text:name="Mathematical_Functions"/>Mathematical Functions</text:h>
      <text:h text:style-name="P54" text:outline-level="3"><text:bookmark text:name="Implemented_in_SP+3"/>Implemented in SP+</text:h>
      <table:table table:name="Таблиця33" table:style-name="Таблиця33">
        <table:table-column table:style-name="Таблиця33.A"/>
        <table:table-column table:style-name="Таблиця33.B"/>
        <table:table-row>
          <table:table-cell table:style-name="Таблиця33.A1" office:value-type="string">
            <text:p text:style-name="P8">acos </text:p>
          </table:table-cell>
          <table:table-cell table:style-name="Таблиця33.A1" office:value-type="string">
            <text:p text:style-name="P8">Returns the arc cosine of a number. </text:p>
          </table:table-cell>
        </table:table-row>
        <table:table-row>
          <table:table-cell table:style-name="Таблиця33.A1" office:value-type="string">
            <text:p text:style-name="P8">asin </text:p>
          </table:table-cell>
          <table:table-cell table:style-name="Таблиця33.A1" office:value-type="string">
            <text:p text:style-name="P8">Returns the arc sine of a number. </text:p>
          </table:table-cell>
        </table:table-row>
        <table:table-row>
          <table:table-cell table:style-name="Таблиця33.A1" office:value-type="string">
            <text:p text:style-name="P8">atan </text:p>
          </table:table-cell>
          <table:table-cell table:style-name="Таблиця33.A1" office:value-type="string">
            <text:p text:style-name="P8">Returns the arc tangent of a number. </text:p>
          </table:table-cell>
        </table:table-row>
        <table:table-row>
          <table:table-cell table:style-name="Таблиця33.A1" office:value-type="string">
            <text:p text:style-name="P8">atan2 </text:p>
          </table:table-cell>
          <table:table-cell table:style-name="Таблиця33.A1" office:value-type="string">
            <text:p text:style-name="P8">Returns the arc tangent of n and m. </text:p>
          </table:table-cell>
        </table:table-row>
        <table:table-row>
          <table:table-cell table:style-name="Таблиця33.A1" office:value-type="string">
            <text:p text:style-name="P8">bin_to_num </text:p>
          </table:table-cell>
          <table:table-cell table:style-name="Таблиця33.A1" office:value-type="string">
            <text:p text:style-name="P8">Converts a bit vector to a number. </text:p>
          </table:table-cell>
        </table:table-row>
        <table:table-row>
          <table:table-cell table:style-name="Таблиця33.A1" office:value-type="string">
            <text:p text:style-name="P8">ceil </text:p>
          </table:table-cell>
          <table:table-cell table:style-name="Таблиця33.A1" office:value-type="string">
            <text:p text:style-name="P8">Returns the smallest integer value that is greater than or equal to a number. </text:p>
          </table:table-cell>
        </table:table-row>
        <table:table-row>
          <table:table-cell table:style-name="Таблиця33.A1" office:value-type="string">
            <text:p text:style-name="P8">cos </text:p>
          </table:table-cell>
          <table:table-cell table:style-name="Таблиця33.A1" office:value-type="string">
            <text:p text:style-name="P8">Returns the cosine of a number. </text:p>
          </table:table-cell>
        </table:table-row>
        <table:table-row>
          <table:table-cell table:style-name="Таблиця33.A1" office:value-type="string">
            <text:p text:style-name="P8">cosh </text:p>
          </table:table-cell>
          <table:table-cell table:style-name="Таблиця33.A1" office:value-type="string">
            <text:p text:style-name="P8">Returns the hyperbolic cosine of a number. </text:p>
          </table:table-cell>
        </table:table-row>
        <table:table-row>
          <table:table-cell table:style-name="Таблиця33.A1" office:value-type="string">
            <text:p text:style-name="P8">exp </text:p>
          </table:table-cell>
          <table:table-cell table:style-name="Таблиця33.A1" office:value-type="string">
            <text:p text:style-name="P8">Returns e raised to the nth power, where e = 2.71828183. </text:p>
          </table:table-cell>
        </table:table-row>
        <table:table-row>
          <table:table-cell table:style-name="Таблиця33.A1" office:value-type="string">
            <text:p text:style-name="P8">floor </text:p>
          </table:table-cell>
          <table:table-cell table:style-name="Таблиця33.A1" office:value-type="string">
            <text:p text:style-name="P8">Returns the largest integer value that is equal to or less than a number. </text:p>
          </table:table-cell>
        </table:table-row>
        <table:table-row>
          <table:table-cell table:style-name="Таблиця33.A1" office:value-type="string">
            <text:p text:style-name="P8">greatest </text:p>
          </table:table-cell>
          <table:table-cell table:style-name="Таблиця33.A1" office:value-type="string">
            <text:p text:style-name="P8">Returns the greatest value in a list of expressions. </text:p>
          </table:table-cell>
        </table:table-row>
        <table:table-row>
          <table:table-cell table:style-name="Таблиця33.A1" office:value-type="string">
            <text:p text:style-name="P8">least </text:p>
          </table:table-cell>
          <table:table-cell table:style-name="Таблиця33.A1" office:value-type="string">
            <text:p text:style-name="P8">Returns the smallest value in a list of expressions. </text:p>
          </table:table-cell>
        </table:table-row>
        <table:table-row>
          <table:table-cell table:style-name="Таблиця33.A1" office:value-type="string">
            <text:p text:style-name="P8">ln </text:p>
          </table:table-cell>
          <table:table-cell table:style-name="Таблиця33.A1" office:value-type="string">
            <text:p text:style-name="P8">Returns the natural logarithm of a number. </text:p>
          </table:table-cell>
        </table:table-row>
        <table:table-row>
          <table:table-cell table:style-name="Таблиця33.A1" office:value-type="string">
            <text:p text:style-name="P8">mod </text:p>
          </table:table-cell>
          <table:table-cell table:style-name="Таблиця33.A1" office:value-type="string">
            <text:p text:style-name="P8">Returns the remainder of m divided by n. </text:p>
          </table:table-cell>
        </table:table-row>
        <table:table-row>
          <table:table-cell table:style-name="Таблиця33.A1" office:value-type="string">
            <text:p text:style-name="P8">power </text:p>
          </table:table-cell>
          <table:table-cell table:style-name="Таблиця33.A1" office:value-type="string">
            <text:p text:style-name="P8">Returns m raised to the nth power. </text:p>
          </table:table-cell>
        </table:table-row>
        <table:table-row>
          <table:table-cell table:style-name="Таблиця33.A1" office:value-type="string">
            <text:p text:style-name="P8">remainder </text:p>
          </table:table-cell>
          <table:table-cell table:style-name="Таблиця33.A1" office:value-type="string">
            <text:p text:style-name="P8">Returns the remainder of m divided by n. </text:p>
          </table:table-cell>
        </table:table-row>
        <table:table-row>
          <table:table-cell table:style-name="Таблиця33.A1" office:value-type="string">
            <text:p text:style-name="P8">sign </text:p>
          </table:table-cell>
          <table:table-cell table:style-name="Таблиця33.A1" office:value-type="string">
            <text:p text:style-name="P8">Returns a value indicating the sign of a number. </text:p>
          </table:table-cell>
        </table:table-row>
        <table:table-row>
          <table:table-cell table:style-name="Таблиця33.A1" office:value-type="string">
            <text:p text:style-name="P8">sin </text:p>
          </table:table-cell>
          <table:table-cell table:style-name="Таблиця33.A1" office:value-type="string">
            <text:p text:style-name="P8">Returns the sine of n. </text:p>
          </table:table-cell>
        </table:table-row>
        <table:table-row>
          <table:table-cell table:style-name="Таблиця33.A1" office:value-type="string">
            <text:p text:style-name="P8">sinh </text:p>
          </table:table-cell>
          <table:table-cell table:style-name="Таблиця33.A1" office:value-type="string">
            <text:p text:style-name="P8">Returns the hyperbolic sine of n. </text:p>
          </table:table-cell>
        </table:table-row>
        <table:table-row>
          <table:table-cell table:style-name="Таблиця33.A1" office:value-type="string">
            <text:p text:style-name="P8">sqrt </text:p>
          </table:table-cell>
          <table:table-cell table:style-name="Таблиця33.A1" office:value-type="string">
            <text:p text:style-name="P8">Returns the square root of n. </text:p>
          </table:table-cell>
        </table:table-row>
        <text:soft-page-break/>
        <table:table-row>
          <table:table-cell table:style-name="Таблиця33.A1" office:value-type="string">
            <text:p text:style-name="P8">tan </text:p>
          </table:table-cell>
          <table:table-cell table:style-name="Таблиця33.A1" office:value-type="string">
            <text:p text:style-name="P8">Returns the tangent of n. </text:p>
          </table:table-cell>
        </table:table-row>
        <table:table-row>
          <table:table-cell table:style-name="Таблиця33.A1" office:value-type="string">
            <text:p text:style-name="P8">tanh </text:p>
          </table:table-cell>
          <table:table-cell table:style-name="Таблиця33.A1" office:value-type="string">
            <text:p text:style-name="P8">Returns the hyperbolic tangent of n. </text:p>
          </table:table-cell>
        </table:table-row>
        <table:table-row>
          <table:table-cell table:style-name="Таблиця33.A1" office:value-type="string">
            <text:p text:style-name="P8">trunc </text:p>
          </table:table-cell>
          <table:table-cell table:style-name="Таблиця33.A1" office:value-type="string">
            <text:p text:style-name="P8">Returns a number truncated to a certain number of decimal places. </text:p>
          </table:table-cell>
        </table:table-row>
      </table:table>
      <text:h text:style-name="P54" text:outline-level="3"><text:bookmark text:name="Implemented_in_SQLite3"/>Implemented in SQLite</text:h>
      <table:table table:name="Таблиця34" table:style-name="Таблиця34">
        <table:table-column table:style-name="Таблиця34.A"/>
        <table:table-column table:style-name="Таблиця34.B"/>
        <table:table-row>
          <table:table-cell table:style-name="Таблиця34.A1" office:value-type="string">
            <text:p text:style-name="P8">abs </text:p>
          </table:table-cell>
          <table:table-cell table:style-name="Таблиця34.A1" office:value-type="string">
            <text:p text:style-name="P8">The abs function returns the absolute value of a number. </text:p>
          </table:table-cell>
        </table:table-row>
        <table:table-row>
          <table:table-cell table:style-name="Таблиця34.A1" office:value-type="string">
            <text:p text:style-name="P8">avg </text:p>
          </table:table-cell>
          <table:table-cell table:style-name="Таблиця34.A1" office:value-type="string">
            <text:p text:style-name="P8">Returns the average value of an expression. </text:p>
          </table:table-cell>
        </table:table-row>
        <table:table-row>
          <table:table-cell table:style-name="Таблиця34.A1" office:value-type="string">
            <text:p text:style-name="P8">count </text:p>
          </table:table-cell>
          <table:table-cell table:style-name="Таблиця34.A1" office:value-type="string">
            <text:p text:style-name="P8">Returns the number of rows in a query. </text:p>
          </table:table-cell>
        </table:table-row>
        <table:table-row>
          <table:table-cell table:style-name="Таблиця34.A1" office:value-type="string">
            <text:p text:style-name="P8">max </text:p>
          </table:table-cell>
          <table:table-cell table:style-name="Таблиця34.A1" office:value-type="string">
            <text:p text:style-name="P8">Returns the maximum value of an expression. </text:p>
          </table:table-cell>
        </table:table-row>
        <table:table-row>
          <table:table-cell table:style-name="Таблиця34.A1" office:value-type="string">
            <text:p text:style-name="P8">min </text:p>
          </table:table-cell>
          <table:table-cell table:style-name="Таблиця34.A1" office:value-type="string">
            <text:p text:style-name="P8">Returns the minimum value of an expression. </text:p>
          </table:table-cell>
        </table:table-row>
        <table:table-row>
          <table:table-cell table:style-name="Таблиця34.A1" office:value-type="string">
            <text:p text:style-name="P8">round </text:p>
          </table:table-cell>
          <table:table-cell table:style-name="Таблиця34.A1" office:value-type="string">
            <text:p text:style-name="P8">Returns a number rounded to a certain number of decimal places. </text:p>
          </table:table-cell>
        </table:table-row>
        <table:table-row>
          <table:table-cell table:style-name="Таблиця34.A1" office:value-type="string">
            <text:p text:style-name="P8">sum </text:p>
          </table:table-cell>
          <table:table-cell table:style-name="Таблиця34.A1" office:value-type="string">
            <text:p text:style-name="P8">Returns the summed value of an expression. </text:p>
          </table:table-cell>
        </table:table-row>
      </table:table>
      <text:h text:style-name="P54" text:outline-level="3"><text:bookmark text:name="Missing3"/>Missing</text:h>
      <table:table table:name="Таблиця35" table:style-name="Таблиця35">
        <table:table-column table:style-name="Таблиця35.A"/>
        <table:table-column table:style-name="Таблиця35.B"/>
        <table:table-row>
          <table:table-cell table:style-name="Таблиця35.A1" office:value-type="string">
            <text:p text:style-name="P8">corr </text:p>
          </table:table-cell>
          <table:table-cell table:style-name="Таблиця35.A1" office:value-type="string">
            <text:p text:style-name="P8">Returns the coefficient of correlation of a set of number pairs. </text:p>
          </table:table-cell>
        </table:table-row>
        <table:table-row>
          <table:table-cell table:style-name="Таблиця35.A1" office:value-type="string">
            <text:p text:style-name="P8">covar_pop </text:p>
          </table:table-cell>
          <table:table-cell table:style-name="Таблиця35.A1" office:value-type="string">
            <text:p text:style-name="P8">Returns the population covariance of a set of number pairs. </text:p>
          </table:table-cell>
        </table:table-row>
        <table:table-row>
          <table:table-cell table:style-name="Таблиця35.A1" office:value-type="string">
            <text:p text:style-name="P8">covar_samp </text:p>
          </table:table-cell>
          <table:table-cell table:style-name="Таблиця35.A1" office:value-type="string">
            <text:p text:style-name="P8">Returns the sample covariance of a set of number pairs. </text:p>
          </table:table-cell>
        </table:table-row>
        <table:table-row>
          <table:table-cell table:style-name="Таблиця35.A1" office:value-type="string">
            <text:p text:style-name="P8">cume_dist </text:p>
          </table:table-cell>
          <table:table-cell table:style-name="Таблиця35.A1" office:value-type="string">
            <text:p text:style-name="P8">Returns the cumulative distribution of a value in a group of values. </text:p>
          </table:table-cell>
        </table:table-row>
        <table:table-row>
          <table:table-cell table:style-name="Таблиця35.A1" office:value-type="string">
            <text:p text:style-name="P8">dense_rank </text:p>
          </table:table-cell>
          <table:table-cell table:style-name="Таблиця35.A1" office:value-type="string">
            <text:p text:style-name="P8">Returns the rank of a row in a group of rows. </text:p>
          </table:table-cell>
        </table:table-row>
        <table:table-row>
          <table:table-cell table:style-name="Таблиця35.A1" office:value-type="string">
            <text:p text:style-name="P8">extract </text:p>
          </table:table-cell>
          <table:table-cell table:style-name="Таблиця35.A1" office:value-type="string">
            <text:p text:style-name="P8">Extracts a value from a date or interval value. </text:p>
          </table:table-cell>
        </table:table-row>
        <table:table-row>
          <table:table-cell table:style-name="Таблиця35.A1" office:value-type="string">
            <text:p text:style-name="P8">log </text:p>
          </table:table-cell>
          <table:table-cell table:style-name="Таблиця35.A1" office:value-type="string">
            <text:p text:style-name="P8">Returns the logarithm of n base m. </text:p>
          </table:table-cell>
        </table:table-row>
        <table:table-row>
          <table:table-cell table:style-name="Таблиця35.A1" office:value-type="string">
            <text:p text:style-name="P8">median </text:p>
          </table:table-cell>
          <table:table-cell table:style-name="Таблиця35.A1" office:value-type="string">
            <text:p text:style-name="P8">Returns the median of an expression. </text:p>
          </table:table-cell>
        </table:table-row>
        <table:table-row>
          <table:table-cell table:style-name="Таблиця35.A1" office:value-type="string">
            <text:p text:style-name="P8">rank </text:p>
          </table:table-cell>
          <table:table-cell table:style-name="Таблиця35.A1" office:value-type="string">
            <text:p text:style-name="P8">Returns the rank of a value in a group of values. </text:p>
          </table:table-cell>
        </table:table-row>
        <table:table-row>
          <table:table-cell table:style-name="Таблиця35.A1" office:value-type="string">
            <text:p text:style-name="P8">stddev </text:p>
          </table:table-cell>
          <table:table-cell table:style-name="Таблиця35.A1" office:value-type="string">
            <text:p text:style-name="P8">Returns the standard deviation of a set of numbers. </text:p>
          </table:table-cell>
        </table:table-row>
        <table:table-row>
          <table:table-cell table:style-name="Таблиця35.A1" office:value-type="string">
            <text:p text:style-name="P8">var_pop </text:p>
          </table:table-cell>
          <table:table-cell table:style-name="Таблиця35.A1" office:value-type="string">
            <text:p text:style-name="P8">Returns the population variance of a set of numbers. </text:p>
          </table:table-cell>
        </table:table-row>
        <table:table-row>
          <table:table-cell table:style-name="Таблиця35.A1" office:value-type="string">
            <text:p text:style-name="P8">var_samp </text:p>
          </table:table-cell>
          <table:table-cell table:style-name="Таблиця35.A1" office:value-type="string">
            <text:p text:style-name="P8">Returns the sample variance of a set of numbers. </text:p>
          </table:table-cell>
        </table:table-row>
        <table:table-row>
          <table:table-cell table:style-name="Таблиця35.A1" office:value-type="string">
            <text:p text:style-name="P8">variance </text:p>
          </table:table-cell>
          <table:table-cell table:style-name="Таблиця35.A1" office:value-type="string">
            <text:p text:style-name="P8">Returns the variance of a set of numbers. </text:p>
          </table:table-cell>
        </table:table-row>
      </table:table>
      <text:h text:style-name="P29" text:outline-level="2"><text:bookmark text:name="Date_Functions"/>Date Functions</text:h>
      <text:p text:style-name="P50">TODO </text:p>
      <text:p text:style-name="P43"/>
      <text:p text:style-name="P48">Error Codes &amp; Responses</text:p>
      <text:p text:style-name="P22"/>
      <text:p text:style-name="P45">HTTP Status Codes</text:p>
      <text:p text:style-name="P44"><text:span text:style-name="T12">The </text:span><text:bookmark-start text:name="__DdeLink__4943_1689160490"/><text:span text:style-name="T12">SQLited</text:span><text:bookmark-end text:name="__DdeLink__4943_1689160490"/><text:span text:style-name="T12"> returns such HTTP status codes for every request. </text:span></text:p>
      <table:table table:name="Таблиця24" table:style-name="Таблиця24">
        <table:table-column table:style-name="Таблиця24.A"/>
        <table:table-column table:style-name="Таблиця24.B"/>
        <table:table-column table:style-name="Таблиця24.C"/>
        <table:table-row>
          <table:table-cell table:style-name="Таблиця24.A1" office:value-type="string">
            <text:p text:style-name="P2">Code</text:p>
          </table:table-cell>
          <table:table-cell table:style-name="Таблиця24.A1" office:value-type="string">
            <text:p text:style-name="P1"><text:span text:style-name="T11">Text</text:span> </text:p>
          </table:table-cell>
          <table:table-cell table:style-name="Таблиця24.A1" office:value-type="string">
            <text:p text:style-name="P2">Description</text:p>
          </table:table-cell>
        </table:table-row>
        <table:table-row>
          <table:table-cell table:style-name="Таблиця24.A1" office:value-type="string">
            <text:p text:style-name="P13">200</text:p>
          </table:table-cell>
          <table:table-cell table:style-name="Таблиця24.A1" office:value-type="string">
            <text:p text:style-name="P11">OK</text:p>
          </table:table-cell>
          <table:table-cell table:style-name="Таблиця24.A1" office:value-type="string">
            <text:p text:style-name="P13">Success.</text:p>
          </table:table-cell>
        </table:table-row>
        <table:table-row>
          <table:table-cell table:style-name="Таблиця24.A1" office:value-type="string">
            <text:p text:style-name="P14">201</text:p>
          </table:table-cell>
          <table:table-cell table:style-name="Таблиця24.A1" office:value-type="string">
            <text:p text:style-name="P14">Created</text:p>
          </table:table-cell>
          <table:table-cell table:style-name="Таблиця24.A1" office:value-type="string">
            <text:p text:style-name="P12">The request has been fulfilled and resulted in a new resource being created.</text:p>
          </table:table-cell>
        </table:table-row>
        <table:table-row>
          <table:table-cell table:style-name="Таблиця24.A1" office:value-type="string">
            <text:p text:style-name="P13">304</text:p>
          </table:table-cell>
          <table:table-cell table:style-name="Таблиця24.A1" office:value-type="string">
            <text:p text:style-name="P13">Not Modified</text:p>
          </table:table-cell>
          <table:table-cell table:style-name="Таблиця24.A1" office:value-type="string">
            <text:p text:style-name="P12">Indicates the resource has not been modified since last requested.</text:p>
          </table:table-cell>
        </table:table-row>
        <table:table-row>
          <table:table-cell table:style-name="Таблиця24.A1" office:value-type="string">
            <text:p text:style-name="P13">400</text:p>
          </table:table-cell>
          <table:table-cell table:style-name="Таблиця24.A1" office:value-type="string">
            <text:p text:style-name="P13"><text:bookmark-start text:name="__DdeLink__4991_1689160490"/>Bad Request<text:bookmark-end text:name="__DdeLink__4991_1689160490"/></text:p>
          </table:table-cell>
          <table:table-cell table:style-name="Таблиця24.A1" office:value-type="string">
            <text:p text:style-name="P12">The request was invalid. An accompanying error message will explain why. </text:p>
          </table:table-cell>
        </table:table-row>
        <table:table-row>
          <table:table-cell table:style-name="Таблиця24.A1" office:value-type="string">
            <text:p text:style-name="P13">401</text:p>
          </table:table-cell>
          <table:table-cell table:style-name="Таблиця24.A1" office:value-type="string">
            <text:p text:style-name="P12">Unauthorized</text:p>
          </table:table-cell>
          <table:table-cell table:style-name="Таблиця24.A1" office:value-type="string">
            <text:p text:style-name="P12"><text:span text:style-name="T11">A</text:span>uthentication is required and has failed or has not yet been provided.</text:p>
          </table:table-cell>
        </table:table-row>
        <table:table-row>
          <table:table-cell table:style-name="Таблиця24.A1" office:value-type="string">
            <text:p text:style-name="P13">404</text:p>
          </table:table-cell>
          <table:table-cell table:style-name="Таблиця24.A1" office:value-type="string">
            <text:p text:style-name="P13">Not Found</text:p>
          </table:table-cell>
          <table:table-cell table:style-name="Таблиця24.A1" office:value-type="string">
            <text:p text:style-name="P12">The requested resource could not be found but may be available again in the future.</text:p>
          </table:table-cell>
        </table:table-row>
        <table:table-row>
          <table:table-cell table:style-name="Таблиця24.A1" office:value-type="string">
            <text:p text:style-name="P13">405</text:p>
          </table:table-cell>
          <table:table-cell table:style-name="Таблиця24.A1" office:value-type="string">
            <text:p text:style-name="P12">Method Not Allowed</text:p>
          </table:table-cell>
          <table:table-cell table:style-name="Таблиця24.A1" office:value-type="string">
            <text:p text:style-name="P12">A request was made of a resource using a request method not supported by that resource</text:p>
          </table:table-cell>
        </table:table-row>
        <table:table-row>
          <table:table-cell table:style-name="Таблиця24.A1" office:value-type="string">
            <text:p text:style-name="P13">411</text:p>
          </table:table-cell>
          <table:table-cell table:style-name="Таблиця24.A1" office:value-type="string">
            <text:p text:style-name="P13">Length Required</text:p>
          </table:table-cell>
          <table:table-cell table:style-name="Таблиця24.A1" office:value-type="string">
            <text:p text:style-name="P12">The request did not specify the length of its content, which is required by the requested resource.</text:p>
          </table:table-cell>
        </table:table-row>
        <table:table-row>
          <table:table-cell table:style-name="Таблиця24.A1" office:value-type="string">
            <text:p text:style-name="P13">500</text:p>
          </table:table-cell>
          <table:table-cell table:style-name="Таблиця24.A1" office:value-type="string">
            <text:p text:style-name="P12">Internal Server Error</text:p>
          </table:table-cell>
          <table:table-cell table:style-name="Таблиця24.A1" office:value-type="string">
            <text:p text:style-name="P12">A generic error message, given when no more specific message is suitable.</text:p>
          </table:table-cell>
        </table:table-row>
      </table:table>
      <text:p text:style-name="P46"/>
      <text:h text:style-name="P47" text:outline-level="2">Error Messages</text:h>
      <text:p text:style-name="P51">When the <text:span text:style-name="T16">SQLited</text:span> returns error messages, it does so in your requested format. For example, an error might look like this:</text:p>
      <text:p text:style-name="P52"/>
      <text:p text:style-name="P27"><text:span text:style-name="T7">POST</text:span><text:span text:style-name="T1"><text:tab/><text:tab/></text:span><text:a xlink:type="simple" xlink:href="https://localhost:15555/query/dbname?sql=ERROR"><text:span text:style-name="T1">http://localhost:15555/query/mydb?sql=</text:span></text:a><text:a xlink:type="simple" xlink:href="https://localhost:15555/query/dbname?sql=ERROR"><text:span text:style-name="T2">ERROR</text:span></text:a></text:p>
      <text:p text:style-name="P27"><text:span text:style-name="T7">POST Data<text:tab/></text:span><text:span text:style-name="T8">None</text:span></text:p>
      <text:p text:style-name="P28"/>
      <text:p text:style-name="P34">{ </text:p>
      <text:p text:style-name="P34"><text:tab/>"message": "near \"ERROR\": syntax error" </text:p>
      <text:p text:style-name="P35">} </text:p>
      <text:p text:style-name="P37"/>
      <text:p text:style-name="P86"><text:span text:style-name="T18">SLITE</text:span><text:bookmark-start text:name="__DdeLink__3594_1634929501"/><text:span text:style-name="T17"> Compilation Options</text:span><text:bookmark-end text:name="__DdeLink__3594_1634929501"/></text:p>
      <text:p text:style-name="P84"/>
      <text:p text:style-name="P84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9">Option</text:p>
          </table:table-cell>
          <table:table-cell table:style-name="Таблиця1.B1" office:value-type="string">
            <text:p text:style-name="P79"><text:span text:style-name="T25">Description</text:span></text:p>
          </table:table-cell>
        </table:table-row>
        <table:table-row>
          <table:table-cell table:style-name="Таблиця1.A2" office:value-type="string">
            <text:p text:style-name="P80"><text:bookmark-start text:name="__DdeLink__3591_1634929501"/>S<text:bookmark-end text:name="__DdeLink__3591_1634929501"/><text:span text:style-name="T25">LITE_BACKUPS</text:span></text:p>
          </table:table-cell>
          <table:table-cell table:style-name="Таблиця1.B2" office:value-type="string">
            <text:p text:style-name="P82"><text:span text:style-name="T25">Enables support of backups, default value - 1</text:span></text:p>
          </table:table-cell>
        </table:table-row>
        <table:table-row>
          <table:table-cell table:style-name="Таблиця1.A2" office:value-type="string">
            <text:p text:style-name="P80"/>
          </table:table-cell>
          <table:table-cell table:style-name="Таблиця1.B2" office:value-type="string">
            <text:p text:style-name="P82"/>
          </table:table-cell>
        </table:table-row>
      </table:table>
      <text:p text:style-name="P84"><text:span text:style-name="T17"/></text:p>
      <text:p text:style-name="P85"><text:bookmark-start text:name="__DdeLink__3594_163492950"/><text:span text:style-name="T17">SQLite</text:span><text:span text:style-name="T17"> Compilation Options</text:span><text:bookmark-end text:name="__DdeLink__3594_163492950"/></text:p>
      <text:p text:style-name="P38"/>
      <text:p text:style-name="P38"/>
      <table:table table:name="Таблиця26" table:style-name="Таблиця26">
        <table:table-column table:style-name="Таблиця26.A"/>
        <table:table-column table:style-name="Таблиця26.B"/>
        <table:table-row>
          <table:table-cell table:style-name="Таблиця26.A1" office:value-type="string">
            <text:p text:style-name="P3">Option</text:p>
          </table:table-cell>
          <table:table-cell table:style-name="Таблиця26.B1" office:value-type="string">
            <text:p text:style-name="P3">Value</text:p>
          </table:table-cell>
        </table:table-row>
        <table:table-row>
          <table:table-cell table:style-name="Таблиця26.A2" office:value-type="string">
            <text:p text:style-name="P5"><text:bookmark-start text:name="__DdeLink__3591_163492950"/>SQLITE_DEFAULT_FILE_PERMISSIONS<text:bookmark-end text:name="__DdeLink__3591_163492950"/></text:p>
          </table:table-cell>
          <table:table-cell table:style-name="Таблиця26.B2" office:value-type="string">
            <text:p text:style-name="P7">0640</text:p>
          </table:table-cell>
        </table:table-row>
        <table:table-row>
          <table:table-cell table:style-name="Таблиця26.A2" office:value-type="string">
            <text:p text:style-name="P4">SQLITE_DEFAULT_FOREIGN_KEYS</text:p>
          </table:table-cell>
          <table:table-cell table:style-name="Таблиця26.B2" office:value-type="string">
            <text:p text:style-name="P7">1</text:p>
          </table:table-cell>
        </table:table-row>
        <table:table-row>
          <table:table-cell table:style-name="Таблиця26.A2" office:value-type="string">
            <text:p text:style-name="P4">SQLITE_DEFAULT_LOCKING_MODE</text:p>
          </table:table-cell>
          <table:table-cell table:style-name="Таблиця26.B2" office:value-type="string">
            <text:p text:style-name="P7">1</text:p>
          </table:table-cell>
        </table:table-row>
        <table:table-row>
          <table:table-cell table:style-name="Таблиця26.A2" office:value-type="string">
            <text:p text:style-name="P5">SQLITE_DEFAULT_MEMSTATUS</text:p>
          </table:table-cell>
          <table:table-cell table:style-name="Таблиця26.B2" office:value-type="string">
            <text:p text:style-name="P7">0</text:p>
          </table:table-cell>
        </table:table-row>
        <table:table-row>
          <table:table-cell table:style-name="Таблиця26.A2" office:value-type="string">
            <text:p text:style-name="P4">SQLITE_MAX_SCHEMA_RETRY</text:p>
          </table:table-cell>
          <table:table-cell table:style-name="Таблиця26.B2" office:value-type="string">
            <text:p text:style-name="P7">100</text:p>
          </table:table-cell>
        </table:table-row>
        <table:table-row>
          <table:table-cell table:style-name="Таблиця26.A2" office:value-type="string">
            <text:p text:style-name="P5">SQLITE_TEMP_STORE</text:p>
          </table:table-cell>
          <table:table-cell table:style-name="Таблиця26.B2" office:value-type="string">
            <text:p text:style-name="P7">2</text:p>
          </table:table-cell>
        </table:table-row>
        <table:table-row>
          <table:table-cell table:style-name="Таблиця26.A2" office:value-type="string">
            <text:p text:style-name="P4">SQLITE_ENABLE_STAT3</text:p>
          </table:table-cell>
          <table:table-cell table:style-name="Таблиця26.B2" office:value-type="string">
            <text:p text:style-name="P6"/>
          </table:table-cell>
        </table:table-row>
        <table:table-row>
          <table:table-cell table:style-name="Таблиця26.A2" office:value-type="string">
            <text:p text:style-name="P4">SQLITE_SOUNDEX</text:p>
          </table:table-cell>
          <table:table-cell table:style-name="Таблиця26.B2" office:value-type="string">
            <text:p text:style-name="P6"/>
          </table:table-cell>
        </table:table-row>
        <table:table-row>
          <table:table-cell table:style-name="Таблиця26.A2" office:value-type="string">
            <text:p text:style-name="P4">SQLITE_OMIT_LOAD_EXTENSION</text:p>
          </table:table-cell>
          <table:table-cell table:style-name="Таблиця26.B2" office:value-type="string">
            <text:p text:style-name="P6"/>
          </table:table-cell>
        </table:table-row>
        <table:table-row>
          <table:table-cell table:style-name="Таблиця26.A2" office:value-type="string">
            <text:p text:style-name="P4">SQLITE_OMIT_SHARED_CACHE</text:p>
          </table:table-cell>
          <table:table-cell table:style-name="Таблиця26.B2" office:value-type="string">
            <text:p text:style-name="P6"/>
          </table:table-cell>
        </table:table-row>
      </table:table>
      <text:p text:style-name="P38"/>
      <text:p text:style-name="P33">PL/SQL Status</text:p>
      <text:p text:style-name="P39"/>
      <text:h text:style-name="P42" text:outline-level="1">Fundamentals</text:h>
      <text:h text:style-name="P29" text:outline-level="2"><text:bookmark text:name="Implemented"/>Implemented</text:h>
      <text:list xml:id="list702485664" text:style-name="L3">
        <text:list-item>
          <text:p text:style-name="P72">identifiers; </text:p>
        </text:list-item>
        <text:list-item>
          <text:p text:style-name="P72">numeric literals; </text:p>
        </text:list-item>
        <text:list-item>
          <text:p text:style-name="P72">character literals; </text:p>
        </text:list-item>
        <text:list-item>
          <text:p text:style-name="P72">string literals; </text:p>
        </text:list-item>
        <text:list-item>
          <text:p text:style-name="P72">boolean literals; </text:p>
        </text:list-item>
        <text:list-item>
          <text:p text:style-name="P72">single-line comments; </text:p>
        </text:list-item>
        <text:list-item>
          <text:p text:style-name="P72">multi-line comments; </text:p>
        </text:list-item>
        <text:list-item>
          <text:p text:style-name="P72">declarations; </text:p>
        </text:list-item>
        <text:list-item>
          <text:p text:style-name="P72">constants; </text:p>
        </text:list-item>
        <text:list-item>
          <text:p text:style-name="P72">DEFAULT; </text:p>
        </text:list-item>
        <text:list-item>
          <text:p text:style-name="P72">NOT NULL; </text:p>
        </text:list-item>
        <text:list-item>
          <text:p text:style-name="P72">%TYPE attribute; </text:p>
        </text:list-item>
        <text:list-item>
          <text:p text:style-name="P72">%ROWTYPE attribute; </text:p>
        </text:list-item>
        <text:list-item>
          <text:p text:style-name="P72">aggregate assignment; </text:p>
        </text:list-item>
        <text:list-item>
          <text:p text:style-name="P72">aliases; </text:p>
        </text:list-item>
        <text:list-item>
          <text:p text:style-name="P72">scoping; </text:p>
        </text:list-item>
        <text:list-item>
          <text:p text:style-name="P72">case sensitivity; </text:p>
        </text:list-item>
        <text:list-item>
          <text:p text:style-name="P72">assigning values to variables; </text:p>
        </text:list-item>
        <text:list-item>
          <text:p text:style-name="P72">assigning BOOLEAN values; </text:p>
        </text:list-item>
        <text:list-item>
          <text:p text:style-name="P72">assigning a SQL query result to a variable; </text:p>
        </text:list-item>
        <text:list-item>
          <text:p text:style-name="P72">operators and expressions( via SQLite engine ); </text:p>
        </text:list-item>
        <text:list-item>
          <text:p text:style-name="P72">labeling a PL/SQL block; </text:p>
        </text:list-item>
        <text:list-item>
          <text:p text:style-name="P72">quoted identifiers; </text:p>
        </text:list-item>
        <text:list-item>
          <text:p text:style-name="P72">inherit default values; </text:p>
        </text:list-item>
        <text:list-item>
          <text:p text:style-name="P65">redeclare identifiers in sub-block. </text:p>
        </text:list-item>
      </text:list>
      <text:h text:style-name="P29" text:outline-level="2"><text:bookmark text:name="Not_implemented"/>Not implemented</text:h>
      <text:list xml:id="list85475787" text:style-name="L4">
        <text:list-item>
          <text:p text:style-name="P73">conditional compilation; </text:p>
        </text:list-item>
        <text:list-item>
          <text:p text:style-name="P78"><text:span text:style-name="T6">operator </text:span><text:span text:style-name="Teletype"><text:span text:style-name="T6">**</text:span></text:span><text:span text:style-name="T6">; </text:span></text:p>
        </text:list-item>
        <text:list-item>
          <text:p text:style-name="P73">RANGE in type; </text:p>
        </text:list-item>
        <text:list-item>
          <text:p text:style-name="P66">multiple labels; </text:p>
        </text:list-item>
      </text:list>
      <text:h text:style-name="P29" text:outline-level="2"><text:bookmark text:name="Non-standard"/>Non-standard</text:h>
      <text:list xml:id="list723409339" text:style-name="L5">
        <text:list-item>
          <text:p text:style-name="P74">allowed to declare a list of variables that have the same datatype; </text:p>
        </text:list-item>
        <text:list-item>
          <text:p text:style-name="P74"><text:soft-page-break/>the names of local variables take precedence over the names of database columns; </text:p>
        </text:list-item>
        <text:list-item>
          <text:p text:style-name="P67">datetime literals( SQLite derived ); </text:p>
        </text:list-item>
      </text:list>
      <text:h text:style-name="P53" text:outline-level="1"><text:bookmark text:name="Datatypes"/>Datatypes</text:h>
      <text:p text:style-name="P50">SQLite derived. </text:p>
      <text:h text:style-name="P53" text:outline-level="1"><text:bookmark text:name="Control_Structures"/>Control Structures</text:h>
      <text:h text:style-name="P29" text:outline-level="2"><text:bookmark text:name="Implemented1"/>Implemented</text:h>
      <text:list xml:id="list2131274987" text:style-name="L6">
        <text:list-item>
          <text:p text:style-name="P75">IF-THEN statement; </text:p>
        </text:list-item>
        <text:list-item>
          <text:p text:style-name="P75">IF-THEN-ELSE statement; </text:p>
        </text:list-item>
        <text:list-item>
          <text:p text:style-name="P75">IF-THEN-ELSIF statement; </text:p>
        </text:list-item>
        <text:list-item>
          <text:p text:style-name="P75">CASE-WHEN statement; </text:p>
        </text:list-item>
        <text:list-item>
          <text:p text:style-name="P75">searched CASE statement; </text:p>
        </text:list-item>
        <text:list-item>
          <text:p text:style-name="P75">LOOP statement; </text:p>
        </text:list-item>
        <text:list-item>
          <text:p text:style-name="P75">EXIT statement; </text:p>
        </text:list-item>
        <text:list-item>
          <text:p text:style-name="P75">EXIT-WHEN statement; </text:p>
        </text:list-item>
        <text:list-item>
          <text:p text:style-name="P75">WHILE-LOOP statement; </text:p>
        </text:list-item>
        <text:list-item>
          <text:p text:style-name="P75">FOR-LOOP statement; </text:p>
        </text:list-item>
        <text:list-item>
          <text:p text:style-name="P75">reverse FOR..LOOP statement </text:p>
        </text:list-item>
        <text:list-item>
          <text:p text:style-name="P75">dynamic ranges for loop bounds; </text:p>
        </text:list-item>
        <text:list-item>
          <text:p text:style-name="P75">NULL statement; </text:p>
        </text:list-item>
        <text:list-item>
          <text:p text:style-name="P75">labeling a PL/SQL loop; </text:p>
        </text:list-item>
        <text:list-item>
          <text:p text:style-name="P68">scope of the LOOP counter variable; </text:p>
        </text:list-item>
      </text:list>
      <text:h text:style-name="P29" text:outline-level="2"><text:bookmark text:name="Not_implemented1"/>Not implemented</text:h>
      <text:list xml:id="list1740466513" text:style-name="L7">
        <text:list-item>
          <text:p text:style-name="P69">restrictions on the GOTO statement; </text:p>
        </text:list-item>
      </text:list>
      <text:h text:style-name="P53" text:outline-level="1"><text:bookmark text:name="PL/SQL_Collections_and_Records"/>PL/SQL Collections and Records</text:h>
      <text:p text:style-name="P50">Not implemented </text:p>
      <text:h text:style-name="P53" text:outline-level="1"><text:bookmark text:name="Performing_SQL_Operations_from_PL/SQL"/>Performing SQL Operations from PL/SQL</text:h>
      <text:h text:style-name="P29" text:outline-level="2"><text:bookmark text:name="Implemented2"/>Implemented</text:h>
      <text:list xml:id="list713762519" text:style-name="L8">
        <text:list-item>
          <text:p text:style-name="P76">Use ALTER/CREATE/INSERT etc. directly in code; </text:p>
        </text:list-item>
        <text:list-item>
          <text:p text:style-name="P76">SQL%ROWCOUNT; </text:p>
        </text:list-item>
        <text:list-item>
          <text:p text:style-name="P76">directly substitute PL/SQL variables; </text:p>
        </text:list-item>
        <text:list-item>
          <text:p text:style-name="P76">SELECT INTO; </text:p>
        </text:list-item>
        <text:list-item>
          <text:p text:style-name="P70">implicit cursors; </text:p>
        </text:list-item>
      </text:list>
      <text:p text:style-name="P50"><text:soft-page-break/>== Not implemented </text:p>
      <text:list xml:id="list303115781" text:style-name="L9">
        <text:list-item>
          <text:p text:style-name="P77">Transaction control; </text:p>
        </text:list-item>
        <text:list-item>
          <text:p text:style-name="P77">CURRVAL and NEXTVAL; </text:p>
        </text:list-item>
        <text:list-item>
          <text:p text:style-name="P77">LEVEL; </text:p>
        </text:list-item>
        <text:list-item>
          <text:p text:style-name="P71">ROWNUM; </text:p>
        </text:list-item>
      </text:list>
      <text:p text:style-name="P40"/>
      <text:p text:style-name="P32">Hints</text:p>
      <text:p text:style-name="P38"/>
      <text:p text:style-name="P38"/>
      <text:p text:style-name="P36"><text:span text:style-name="T13">By default SQLited exclusive locks all databases, to access it from external tools you need to execute query </text:span><text:span text:style-name="T14">"PRAGMA locking_mode = NORMAL" for needed database. </text:span><text:span text:style-name="T15">(TODO: check is it works )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</meta:initial-creator>
    <meta:creation-date>2012-09-01T14:57:00</meta:creation-date>
    <dc:date>2012-09-25T03:52:16</dc:date>
    <dc:creator>Igor </dc:creator>
    <meta:editing-duration>P3DT2H17M</meta:editing-duration>
    <meta:editing-cycles>316</meta:editing-cycles>
    <meta:generator>LibreOffice/3.6$Linux_X86_64 LibreOffice_project/360m1$Build-2</meta:generator>
    <meta:document-statistic meta:table-count="15" meta:image-count="0" meta:object-count="0" meta:page-count="14" meta:paragraph-count="367" meta:word-count="1784" meta:character-count="11031" meta:non-whitespace-character-count="9424"/>
  </office:meta>
</office:document-meta>
</file>